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02000000020B7C0B923.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Helvetica1" svg:font-family="Helvetica, Arial" style:font-family-generic="swiss"/>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cffcc" draw:textarea-horizontal-align="justify" draw:textarea-vertical-align="top" draw:auto-grow-height="false" fo:min-height="0cm" fo:min-width="0cm" fo:wrap-option="no-wrap"/>
    </style:style>
    <style:style style:name="gr2" style:family="graphic" style:parent-style-name="standard">
      <style:graphic-properties draw:fill="solid" draw:fill-color="#ccffcc" draw:textarea-horizontal-align="justify" draw:textarea-vertical-align="middle" draw:auto-grow-height="false"/>
    </style:style>
    <style:style style:name="gr3" style:family="graphic" style:parent-style-name="standard">
      <style:graphic-properties draw:fill="solid" draw:fill-color="#ccffcc" draw:textarea-horizontal-align="justify" draw:textarea-vertical-align="top" draw:auto-grow-height="false"/>
    </style:style>
    <style:style style:name="gr4" style:family="graphic" style:parent-style-name="standard">
      <style:graphic-properties draw:fill="solid" draw:fill-color="#c5000b"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575cm" fo:min-width="0cm"/>
    </style:style>
    <style:style style:name="gr7" style:family="graphic" style:parent-style-name="standard">
      <style:graphic-properties draw:textarea-vertical-align="middle"/>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275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87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2.15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95cm" fo:min-width="1.2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275cm" fo:min-width="1.7cm"/>
    </style:style>
    <style:style style:name="gr16" style:family="graphic" style:parent-style-name="standard">
      <style:graphic-properties draw:stroke="none" svg:stroke-color="#000000" draw:fill="none" draw:fill-color="#ffffff" draw:textarea-horizontal-align="left" draw:auto-grow-height="true" draw:auto-grow-width="true" fo:min-height="0.775cm" fo:min-width="0cm"/>
    </style:style>
    <style:style style:name="gr17" style:family="graphic" style:parent-style-name="standard">
      <style:graphic-properties draw:textarea-horizontal-align="justify" draw:textarea-vertical-align="top" draw:auto-grow-height="false"/>
    </style:style>
    <style:style style:name="gr18" style:family="graphic" style:parent-style-name="standard">
      <style:graphic-properties draw:textarea-vertical-align="middle"/>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false" fo:min-height="2.45cm" fo:min-width="0cm"/>
    </style:style>
    <style:style style:name="gr2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0.551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0.375cm" fo:min-width="0cm"/>
    </style:style>
    <style:style style:name="gr25" style:family="graphic" style:parent-style-name="objectwithoutfill">
      <style:graphic-properties svg:stroke-color="#c5000b" draw:fill="solid" draw:fill-color="#990000" draw:textarea-vertical-align="middle"/>
    </style:style>
    <style:style style:name="gr26" style:family="graphic" style:parent-style-name="objectwithoutfill">
      <style:graphic-properties draw:marker-end="Arrow" draw:marker-end-width="0.3cm" draw:fill="none" draw:fill-color="#c5000b"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4.75cm" fo:min-width="0cm"/>
    </style:style>
    <style:style style:name="gr29" style:family="graphic" style:parent-style-name="standard">
      <style:graphic-properties draw:fill="solid" draw:fill-color="#e6e6ff" draw:textarea-horizontal-align="justify" draw:textarea-vertical-align="middle" draw:auto-grow-height="false"/>
    </style:style>
    <style:style style:name="gr30" style:family="graphic" style:parent-style-name="standard">
      <style:graphic-properties draw:fill="solid" draw:fill-color="#dddddd" draw:textarea-horizontal-align="justify" draw:textarea-vertical-align="middle" draw:auto-grow-height="false"/>
    </style:style>
    <style:style style:name="gr31" style:family="graphic" style:parent-style-name="objectwithoutfill">
      <style:graphic-properties draw:fill="none" draw:fill-color="#c5000b"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false" fo:min-height="3.319cm" fo:min-width="0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weight="bold" style:font-weight-asian="bold" style:font-weight-complex="bold"/>
    </style:style>
    <style:style style:name="P4" style:family="paragraph">
      <style:paragraph-properties fo:line-height="150%" fo:text-align="center"/>
    </style:style>
    <style:style style:name="P5" style:family="paragraph">
      <style:paragraph-properties fo:text-align="start"/>
      <style:text-properties fo:font-size="12pt" style:font-size-asian="12pt" style:font-size-complex="12pt"/>
    </style:style>
    <style:style style:name="P6" style:family="paragraph">
      <style:text-properties fo:font-size="12pt" style:font-size-asian="12pt" style:font-size-complex="12pt"/>
    </style:style>
    <style:style style:name="P7" style:family="paragraph">
      <style:text-properties fo:font-size="8pt" style:font-size-asian="8pt" style:font-size-complex="8pt"/>
    </style:style>
    <style:style style:name="P8" style:family="paragraph">
      <style:paragraph-properties fo:text-align="center"/>
      <style:text-properties fo:font-size="12pt" style:font-size-asian="12pt" style:font-size-complex="12pt"/>
    </style:style>
    <style:style style:name="P9" style:family="paragraph">
      <style:paragraph-properties fo:text-align="center"/>
      <style:text-properties fo:font-size="8pt" style:font-size-asian="8pt" style:font-size-complex="8pt"/>
    </style:style>
    <style:style style:name="P10" style:family="paragraph">
      <style:paragraph-properties fo:text-align="justify"/>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8pt" style:font-size-asian="18pt" style:font-size-complex="18pt"/>
    </style:style>
    <style:style style:name="T5" style:family="text">
      <style:text-properties fo:font-weight="normal" style:font-weight-asian="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8pt" style:font-size-asian="8pt" style:font-size-complex="8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variant="normal" fo:text-transform="none" fo:color="#000000" style:text-outline="false" style:text-line-through-style="none" style:text-line-through-type="none" style:font-name="Helvetica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0"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23" draw:id="id23" draw:layer="layout" svg:width="28.3cm" svg:height="8.9cm" svg:x="4.2cm" svg:y="48.525cm">
          <text:p text:style-name="P1">aktione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1cm" svg:height="2.6cm" svg:x="20.9cm" svg:y="1.7cm">
          <text:p text:style-name="P1"><text:span text:style-name="T1">world</text:span></text:p>
          <text:p text:style-name="P2"><text:span text:style-name="T2">id_world(REFSTR)</text:span></text:p>
          <text:p text:style-name="P2"><text:span text:style-name="T2">name(varchar)</text:span></text:p>
          <text:p text:style-name="P2"><text:span text:style-name="T2">beschreibung(text)</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6.2cm" svg:height="3.975cm" svg:x="6.3cm" svg:y="51.025cm">
          <text:p text:style-name="P1">free_action</text:p>
          <text:p text:style-name="P2"><text:span text:style-name="T3">belongsto_id(ForeignKey) null</text:span></text:p>
          <text:p text:style-name="P2"><text:span text:style-name="T3">id_freeaction(REFSTR)</text:span></text:p>
          <text:p text:style-name="P2"><text:span text:style-name="T3">name(varchar)</text:span></text:p>
          <text:p text:style-name="P2"><text:span text:style-name="T3">dice(varchar)</text:span></text:p>
          <text:p text:style-name="P2"><text:span text:style-name="T3">value(int)</text:span></text:p>
          <text:p text:style-name="P2"><text:span text:style-name="T3">stamina(int)</text:span></text:p>
          <text:p text:style-name="P2"><text:span text:style-name="T3">result(varchar) </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6.1cm" svg:height="4cm" svg:x="13.2cm" svg:y="52.025cm">
          <text:p text:style-name="P1">fix_action</text:p>
          <text:p text:style-name="P2"><text:span text:style-name="T3">belongsto_id(ForeignKey) null</text:span></text:p>
          <text:p text:style-name="P2"><text:span text:style-name="T3">id_fix_action(REFSTR)</text:span></text:p>
          <text:p text:style-name="P2"><text:span text:style-name="T3">name(varchar)</text:span></text:p>
          <text:p text:style-name="P2"><text:span text:style-name="T3">value(int)</text:span></text:p>
          <text:p text:style-name="P2"><text:span text:style-name="T3">stamina(int)</text:span></text:p>
          <text:p text:style-name="P2"><text:span text:style-name="T3">result(varchar)</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6.3cm" svg:height="4.4cm" svg:x="21cm" svg:y="51.125cm">
          <text:p text:style-name="P1"><text:span text:style-name="T4">Attribute_action</text:span></text:p>
          <text:p text:style-name="P2"><text:span text:style-name="T3">belongsto_id(ForeignKey) null</text:span></text:p>
          <text:p text:style-name="P2"><text:span text:style-name="T3">id_attribute_action(REFSTR)</text:span></text:p>
          <text:p text:style-name="P2"><text:span text:style-name="T3">name(varchar)</text:span></text:p>
          <text:p text:style-name="P2"><text:span text:style-name="T3">attributes(varchar)</text:span></text:p>
          <text:p text:style-name="P2"><text:span text:style-name="T3">skill_enhancer(int)</text:span></text:p>
          <text:p text:style-name="P2"><text:span text:style-name="T3">stamina(int)</text:span></text:p>
          <text:p text:style-name="P2"><text:span text:style-name="T3">result(varchar)</text:span></text:p>
          <draw:enhanced-geometry svg:viewBox="0 0 21600 21600" draw:glue-points="10800 0 0 10800 10800 21600 21600 10800" draw:type="flowchart-process" draw:enhanced-path="M 0 0 L 21600 0 21600 21600 0 21600 0 0 Z N"/>
        </draw:custom-shape>
        <draw:custom-shape draw:style-name="gr3" draw:text-style-name="P3" xml:id="id11" draw:id="id11" draw:layer="layout" svg:width="7.4cm" svg:height="4.8cm" svg:x="50cm" svg:y="14cm">
          <text:p text:style-name="P1"><text:span text:style-name="T1">character</text:span></text:p>
          <text:p text:style-name="P2"><text:span text:style-name="T2">world_id(ForeignKey) not null</text:span></text:p>
          <text:p text:style-name="P2"><text:span text:style-name="T2">relationable_id(ForeignKey) null</text:span></text:p>
          <text:p text:style-name="P2"><text:span text:style-name="T2">id_character(REFSTR)</text:span></text:p>
          <text:p text:style-name="P2"><text:span text:style-name="T2">name(varchar) not null</text:span></text:p>
          <text:p text:style-name="P2"><text:span text:style-name="T2">race(varchar)</text:span></text:p>
          <text:p text:style-name="P2"><text:span text:style-name="T2">class(varchar)</text:span></text:p>
          <text:p text:style-name="P2"><text:span text:style-name="T2">description(text)</text:span></text:p>
          <text:p text:style-name="P2"><text:span text:style-name="T2">background(text)</text:span></text:p>
          <text:p text:style-name="P2"><text:span text:style-name="T2"/></text:p>
          <draw:enhanced-geometry svg:viewBox="0 0 21600 21600" draw:glue-points="10800 0 0 10800 10800 21600 21600 10800" draw:type="flowchart-process" draw:enhanced-path="M 0 0 L 21600 0 21600 21600 0 21600 0 0 Z N"/>
        </draw:custom-shape>
        <draw:custom-shape draw:style-name="gr3" draw:text-style-name="P3" xml:id="id3" draw:id="id3" draw:layer="layout" svg:width="6.5cm" svg:height="5.3cm" svg:x="26cm" svg:y="12.3cm">
          <text:p text:style-name="P1"><text:span text:style-name="T1">enemy</text:span></text:p>
          <text:p text:style-name="P2"><text:span text:style-name="T2">world_id(ForeignKey) not null</text:span></text:p>
          <text:p text:style-name="P2"><text:span text:style-name="T2">relationable_id(ForeignKey) null</text:span></text:p>
          <text:p text:style-name="P2"><text:span text:style-name="T2">folder_id(ForeignKey) not null</text:span></text:p>
          <text:p text:style-name="P2"><text:span text:style-name="T2">archetyp_id(ForeignKey) null</text:span></text:p>
          <text:p text:style-name="P2"><text:span text:style-name="T2">actions_id(FOreignKey) null</text:span></text:p>
          <text:p text:style-name="P2"><text:span text:style-name="T2">is_at_mark_id(ForeignKey) null</text:span></text:p>
          <text:p text:style-name="P2"><text:span text:style-name="T2">id_enemyREFSTR)</text:span></text:p>
          <text:p text:style-name="P2"><text:span text:style-name="T2">name(varchar)</text:span></text:p>
          <text:p text:style-name="P2"><text:span text:style-name="T2">description(text)</text:span></text:p>
          <draw:enhanced-geometry svg:viewBox="0 0 21600 21600" draw:glue-points="10800 0 0 10800 10800 21600 21600 10800" draw:type="flowchart-process" draw:enhanced-path="M 0 0 L 21600 0 21600 21600 0 21600 0 0 Z N"/>
        </draw:custom-shape>
        <draw:custom-shape draw:style-name="gr3" draw:text-style-name="P1" xml:id="id2" draw:id="id2" draw:layer="layout" svg:width="6cm" svg:height="5.3cm" svg:x="1.1cm" svg:y="15.3cm">
          <text:p text:style-name="P1"><text:span text:style-name="T1">story</text:span></text:p>
          <text:p text:style-name="P2"><text:span text:style-name="T2">world_id(ForeignKey) not null</text:span></text:p>
          <text:p text:style-name="P2"><text:span text:style-name="T2">relationable_id(ForeignKey) null</text:span></text:p>
          <text:p text:style-name="P2"><text:span text:style-name="T2">id_story(REFSTR)</text:span></text:p>
          <text:p text:style-name="P2"><text:span text:style-name="T2">parent_id(ForeignKey) null</text:span></text:p>
          <text:p text:style-name="P2"><text:span text:style-name="T2">relationable_id</text:span></text:p>
          <text:p text:style-name="P2"><text:span text:style-name="T2">name(varchar)</text:span></text:p>
          <text:p text:style-name="P2"><text:span text:style-name="T2">period(varchar)</text:span></text:p>
          <text:p text:style-name="P2"><text:span text:style-name="T2">description(text)</text:span></text:p>
          <draw:enhanced-geometry svg:viewBox="0 0 21600 21600" draw:glue-points="10800 0 0 10800 10800 21600 21600 10800" draw:type="flowchart-process" draw:enhanced-path="M 0 0 L 21600 0 21600 21600 0 21600 0 0 Z N"/>
        </draw:custom-shape>
        <draw:custom-shape draw:style-name="gr3" draw:text-style-name="P3" xml:id="id9" draw:id="id9" draw:layer="layout" svg:width="6.4cm" svg:height="5.2cm" svg:x="16.4cm" svg:y="13.2cm">
          <text:p text:style-name="P1"><text:span text:style-name="T1">npc</text:span></text:p>
          <text:p text:style-name="P2"><text:span text:style-name="T2">world_id(ForeignKey) not null</text:span></text:p>
          <text:p text:style-name="P2"><text:span text:style-name="T2">relationable_id(ForeignKey) null</text:span></text:p>
          <text:p text:style-name="P2"><text:span text:style-name="T2">folder_id(ForeignKey) not null</text:span></text:p>
          <text:p text:style-name="P2"><text:span text:style-name="T2">enemy_id(ForeignKey) null</text:span></text:p>
          <text:p text:style-name="P2"><text:span text:style-name="T2">is_at_mark_id(ForeignKey) null</text:span></text:p>
          <text:p text:style-name="P2"><text:span text:style-name="T2">id_npc(REFSTR) not null</text:span></text:p>
          <text:p text:style-name="P2"><text:span text:style-name="T2">name(varchar)</text:span></text:p>
          <text:p text:style-name="P2"><text:span text:style-name="T2">social_state(int)</text:span></text:p>
          <text:p text:style-name="P2"><text:span text:style-name="T2">description(text)</text:span></text:p>
          <draw:enhanced-geometry svg:viewBox="0 0 21600 21600" draw:glue-points="10800 0 0 10800 10800 21600 21600 10800" draw:type="flowchart-process" draw:enhanced-path="M 0 0 L 21600 0 21600 21600 0 21600 0 0 Z N"/>
        </draw:custom-shape>
        <draw:custom-shape draw:style-name="gr3" draw:text-style-name="P1" xml:id="id10" draw:id="id10" draw:layer="layout" svg:width="4.7cm" svg:height="4cm" svg:x="49.2cm" svg:y="2.8cm">
          <text:p text:style-name="P1">Spieler/</text:p>
          <text:p text:style-name="P1">Device</text:p>
          <text:p text:style-name="P2"><text:span text:style-name="T3">id_spieler(REFSTR)</text:span></text:p>
          <text:p text:style-name="P2"><text:span text:style-name="T3">name(varchar)</text:span></text:p>
          <draw:enhanced-geometry svg:viewBox="0 0 21600 21600" draw:glue-points="10800 0 0 10800 10800 21600 21600 10800" draw:type="flowchart-process" draw:enhanced-path="M 0 0 L 21600 0 21600 21600 0 21600 0 0 Z N"/>
        </draw:custom-shape>
        <draw:custom-shape draw:style-name="gr3" draw:text-style-name="P3" xml:id="id1" draw:id="id1" draw:layer="layout" svg:width="6.3cm" svg:height="5.548cm" svg:x="8.7cm" svg:y="12.852cm">
          <text:p text:style-name="P4"><text:span text:style-name="T1">place</text:span></text:p>
          <text:p text:style-name="P2"><text:span text:style-name="T2">world_id(ForeignKey) not null</text:span></text:p>
          <text:p text:style-name="P2"><text:span text:style-name="T2">relationable_id(ForeignKey) null</text:span></text:p>
          <text:p text:style-name="P2"><text:span text:style-name="T2">Id_place(REFSTR)</text:span></text:p>
          <text:p text:style-name="P2"><text:span text:style-name="T2">parent_id(ForeignKey) null</text:span></text:p>
          <text:p text:style-name="P2"><text:span text:style-name="T2">placement_x(INT) not null</text:span></text:p>
          <text:p text:style-name="P2"><text:span text:style-name="T2">placement_y(INT) not null</text:span></text:p>
          <text:p text:style-name="P2"><text:span text:style-name="T2">shortname(varchar(16)</text:span></text:p>
          <text:p text:style-name="P2"><text:span text:style-name="T2">name(varchar)</text:span></text:p>
          <text:p text:style-name="P2"><text:span text:style-name="T2">description(text)</text:span></text:p>
          <text:p text:style-name="P2"><text:span text:style-name="T2"/></text:p>
          <text:p text:style-name="P2"><text:span text:style-name="T2"/></text:p>
          <text:p text:style-name="P1"><text:span text:style-name="T5"/></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11.85cm" svg:y1="12.852cm" svg:x2="15cm" svg:y2="15.626cm" draw:start-shape="id1" draw:start-glue-point="4" draw:end-shape="id1" draw:end-glue-point="7" svg:d="M11850 12852v-501h3652v3275h-502" svg:viewBox="0 0 3653 3276">
          <text:p/>
        </draw:connector>
        <draw:connector draw:style-name="gr4" draw:text-style-name="P1" draw:layer="layout" svg:x1="4.1cm" svg:y1="15.3cm" svg:x2="7.1cm" svg:y2="17.95cm" draw:start-shape="id2" draw:start-glue-point="4" draw:end-shape="id2" draw:end-glue-point="7" svg:d="M4100 15300v-501h3506v3151h-506" svg:viewBox="0 0 3507 3152">
          <text:p/>
        </draw:connector>
        <draw:custom-shape draw:style-name="gr2" draw:text-style-name="P1" xml:id="id16" draw:id="id16" draw:layer="layout" svg:width="6.2cm" svg:height="5.1cm" svg:x="0.7cm" svg:y="3.8cm">
          <text:p text:style-name="P1">Relation</text:p>
          <text:p text:style-name="P1"><text:span text:style-name="T3">from</text:span></text:p>
          <text:p text:style-name="P1"><text:span text:style-name="T3">to</text:span></text:p>
          <text:p text:style-name="P1"><text:span text:style-name="T3">Name</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5" draw:id="id5" draw:layer="layout" svg:width="6.2cm" svg:height="3.3cm" svg:x="41cm" svg:y="28.5cm">
          <text:p text:style-name="P1"><text:span text:style-name="T1">clothe</text:span></text:p>
          <text:p text:style-name="P2"><text:span text:style-name="T3">item_id(ForeginKey) not null</text:span></text:p>
          <text:p text:style-name="P2"><text:span text:style-name="T3">weather_protection(int)</text:span></text:p>
          <text:p text:style-name="P2"><text:span text:style-name="T3">protection(int)</text:span></text:p>
          <text:p text:style-name="P2"><text:span text:style-name="T3">bodypart(varchar)</text:span></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29.25cm" svg:y1="17.6cm" svg:x2="27.9cm" svg:y2="42.6cm" draw:start-shape="id3" draw:start-glue-point="6" draw:end-shape="id4" draw:end-glue-point="4" svg:d="M29250 17600v12501h-1350v12499" svg:viewBox="0 0 1351 25001">
          <text:p/>
        </draw:connector>
        <draw:connector draw:style-name="gr4" draw:text-style-name="P2" draw:layer="layout" draw:line-skew="-5.781cm" svg:x1="36.568cm" svg:y1="21.362cm" svg:x2="27.9cm" svg:y2="42.6cm" draw:end-shape="id4" draw:end-glue-point="4" svg:d="M36568 21362v4588h-8668v16650" svg:viewBox="0 0 8669 21239">
          <text:p/>
        </draw:connector>
        <draw:connector draw:style-name="gr4" draw:text-style-name="P2" draw:layer="layout" svg:x1="44.1cm" svg:y1="28.5cm" svg:x2="41.1cm" svg:y2="22.1cm" draw:start-shape="id5" draw:start-glue-point="4" draw:end-shape="id6" draw:end-glue-point="6" svg:d="M44100 28500v-3199h-3000v-3201" svg:viewBox="0 0 3001 6401">
          <text:p/>
        </draw:connector>
        <draw:connector draw:style-name="gr4" draw:text-style-name="P2" draw:layer="layout" draw:line-skew="2.049cm" svg:x1="35.4cm" svg:y1="28.8cm" svg:x2="41.1cm" svg:y2="22.1cm" draw:start-shape="id7" draw:start-glue-point="4" draw:end-shape="id6" draw:end-glue-point="6" svg:d="M35400 28800v-1300h5700v-5400" svg:viewBox="0 0 5701 6701">
          <text:p/>
        </draw:connector>
        <draw:connector draw:style-name="gr4" draw:text-style-name="P2" draw:layer="layout" draw:line-skew="-1.001cm" svg:x1="31.9cm" svg:y1="32.8cm" svg:x2="41.1cm" svg:y2="22.1cm" draw:start-shape="id8" draw:start-glue-point="4" draw:end-shape="id6" draw:end-glue-point="6" svg:d="M31900 32800v-6350h9200v-4350" svg:viewBox="0 0 9201 10701">
          <text:p/>
        </draw:connector>
        <draw:frame draw:style-name="gr5" draw:text-style-name="P5" draw:layer="layout" svg:width="1.374cm" svg:height="0.725cm" svg:x="17.2cm" svg:y="47.8cm">
          <draw:text-box>
            <text:p text:style-name="P2"><text:span text:style-name="T3">(1,1)</text:span></text:p>
          </draw:text-box>
        </draw:frame>
        <draw:frame draw:style-name="gr5" draw:text-style-name="P5" draw:layer="layout" svg:width="1.374cm" svg:height="0.725cm" svg:x="35.1cm" svg:y="21.9cm">
          <draw:text-box>
            <text:p text:style-name="P2"><text:span text:style-name="T3">(0,1)</text:span></text:p>
          </draw:text-box>
        </draw:frame>
        <draw:connector draw:style-name="gr4" draw:text-style-name="P2" draw:layer="layout" svg:x1="22.8cm" svg:y1="15.8cm" svg:x2="26cm" svg:y2="14.95cm" draw:start-shape="id9" draw:start-glue-point="7" draw:end-shape="id3" draw:end-glue-point="5" svg:d="M22800 15800h1601v-850h1599" svg:viewBox="0 0 3201 851">
          <text:p/>
        </draw:connector>
        <draw:connector draw:style-name="gr4" draw:text-style-name="P2" draw:layer="layout" svg:x1="51.55cm" svg:y1="6.8cm" svg:x2="53.7cm" svg:y2="14cm" draw:start-shape="id10" draw:start-glue-point="6" draw:end-shape="id11" draw:end-glue-point="4" svg:d="M51550 6800v3601h2150v3599" svg:viewBox="0 0 2151 7201">
          <text:p/>
        </draw:connector>
        <draw:frame draw:style-name="gr5" draw:text-style-name="P5" draw:layer="layout" svg:width="1.709cm" svg:height="0.725cm" svg:x="13.9cm" svg:y="11.8cm">
          <draw:text-box>
            <text:p text:style-name="P2"><text:span text:style-name="T3">parent</text:span></text:p>
          </draw:text-box>
        </draw:frame>
        <draw:frame draw:style-name="gr5" draw:text-style-name="P5" draw:layer="layout" svg:width="1.709cm" svg:height="0.725cm" svg:x="5.247cm" svg:y="14.075cm">
          <draw:text-box>
            <text:p text:style-name="P2"><text:span text:style-name="T3">parent</text:span></text:p>
          </draw:text-box>
        </draw:frame>
        <draw:custom-shape draw:style-name="gr3" draw:text-style-name="P3" xml:id="id12" draw:id="id12" draw:layer="layout" svg:width="6.5cm" svg:height="3.5cm" svg:x="16.441cm" svg:y="6.265cm">
          <text:p text:style-name="P1"><text:span text:style-name="T1">npc_folder</text:span></text:p>
          <text:p text:style-name="P1"><text:span text:style-name="T2">world_id(ForeignKey) not null</text:span></text:p>
          <text:p text:style-name="P2"><text:span text:style-name="T2">id_npc folder(REFSTR)</text:span></text:p>
          <text:p text:style-name="P2"><text:span text:style-name="T2">parent_id(ForeignKey) null</text:span></text:p>
          <text:p text:style-name="P2"><text:span text:style-name="T2">name(varchar)</text:span></text:p>
          <text:p text:style-name="P2"><text:span text:style-name="T2">description(text)</text:span></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9.691cm" svg:y1="6.265cm" svg:x2="22.941cm" svg:y2="8.015cm" draw:start-shape="id12" draw:start-glue-point="4" draw:end-shape="id12" draw:end-glue-point="7" svg:d="M19691 6265v-501h3752v2251h-502" svg:viewBox="0 0 3753 2252">
          <text:p/>
        </draw:connector>
        <draw:frame draw:style-name="gr5" draw:text-style-name="P5" draw:layer="layout" svg:width="1.709cm" svg:height="0.725cm" svg:x="21.9cm" svg:y="5.2cm">
          <draw:text-box>
            <text:p text:style-name="P2"><text:span text:style-name="T3">parent</text:span></text:p>
          </draw:text-box>
        </draw:frame>
        <draw:connector draw:style-name="gr4" draw:text-style-name="P2" draw:layer="layout" svg:x1="19.6cm" svg:y1="13.2cm" svg:x2="19.691cm" svg:y2="9.765cm" draw:start-shape="id9" draw:end-shape="id12" draw:end-glue-point="6" svg:d="M19600 13200v-1717h91v-1718" svg:viewBox="0 0 92 3436">
          <text:p/>
        </draw:connector>
        <draw:frame draw:style-name="gr6" draw:text-style-name="P5" draw:layer="layout" svg:width="2.96cm" svg:height="0.825cm" svg:x="22.64cm" svg:y="15.975cm">
          <draw:text-box>
            <text:p text:style-name="P2"><text:span text:style-name="T3">if_fights</text:span></text:p>
          </draw:text-box>
        </draw:frame>
        <draw:custom-shape draw:style-name="gr3" draw:text-style-name="P3" xml:id="id13" draw:id="id13" draw:layer="layout" svg:width="6.5cm" svg:height="3.5cm" svg:x="26.4cm" svg:y="6.1cm">
          <text:p text:style-name="P1"><text:span text:style-name="T1">enemy_folder</text:span></text:p>
          <text:p text:style-name="P1"><text:span text:style-name="T2">world_id(ForeignKey) not null</text:span></text:p>
          <text:p text:style-name="P2"><text:span text:style-name="T2">id_enemy_folder(REFSTR)</text:span></text:p>
          <text:p text:style-name="P2"><text:span text:style-name="T2">parent_id(ForeignKey) null</text:span></text:p>
          <text:p text:style-name="P2"><text:span text:style-name="T2">name(varchar)</text:span></text:p>
          <text:p text:style-name="P2"><text:span text:style-name="T2">description(text)</text:span></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29.65cm" svg:y1="6.1cm" svg:x2="32.9cm" svg:y2="7.85cm" draw:start-shape="id13" draw:start-glue-point="4" draw:end-shape="id13" draw:end-glue-point="7" svg:d="M29650 6100v-501h3752v2251h-502" svg:viewBox="0 0 3753 2252">
          <text:p/>
        </draw:connector>
        <draw:frame draw:style-name="gr5" draw:text-style-name="P5" draw:layer="layout" svg:width="1.709cm" svg:height="0.725cm" svg:x="31.8cm" svg:y="5cm">
          <draw:text-box>
            <text:p text:style-name="P2"><text:span text:style-name="T3">parent</text:span></text:p>
          </draw:text-box>
        </draw:frame>
        <draw:connector draw:style-name="gr4" draw:text-style-name="P2" draw:layer="layout" svg:x1="29.65cm" svg:y1="9.6cm" svg:x2="32.5cm" svg:y2="14.95cm" draw:start-shape="id13" draw:start-glue-point="6" draw:end-shape="id3" draw:end-glue-point="7" svg:d="M29650 9600v1351h3352v3999h-502" svg:viewBox="0 0 3353 5351">
          <text:p/>
        </draw:connector>
        <draw:custom-shape draw:style-name="gr3" draw:text-style-name="P3" xml:id="id6" draw:id="id6" draw:layer="layout" svg:width="8.8cm" svg:height="8.1cm" svg:x="36.7cm" svg:y="14cm">
          <text:p text:style-name="P1"><text:span text:style-name="T1">item</text:span></text:p>
          <text:p text:style-name="P2"><text:span text:style-name="T2">world_id(ForeignKey) not null</text:span></text:p>
          <text:p text:style-name="P2"><text:span text:style-name="T2">relationable_id(ForeignKey) null</text:span></text:p>
          <text:p text:style-name="P2"><text:span text:style-name="T2">folder_id(ForeignKey) not null</text:span></text:p>
          <text:p text:style-name="P2"><text:span text:style-name="T2">archetyp_id(ForeignKey) null</text:span></text:p>
          <text:p text:style-name="P2"><text:span text:style-name="T2">belongsto_character_id(ForeignKey) null</text:span></text:p>
          <text:p text:style-name="P2"><text:span text:style-name="T2">belongsto_ememy_id(ForeignKey) null</text:span></text:p>
          <text:p text:style-name="P2"><text:span text:style-name="T2">belongsto_npc_id(ForeignKey) null</text:span></text:p>
          <text:p text:style-name="P2"><text:span text:style-name="T2">actions_id(FOreignKey) null</text:span></text:p>
          <text:p text:style-name="P2"><text:span text:style-name="T2">is_at_mark_id(ForeignKey) null</text:span></text:p>
          <text:p text:style-name="P2"><text:span text:style-name="T2">id_item(REFSTR)</text:span></text:p>
          <text:p text:style-name="P2"><text:span text:style-name="T2">name(varchar)</text:span></text:p>
          <text:p text:style-name="P2"><text:span text:style-name="T2">description(text)</text:span></text:p>
          <text:p text:style-name="P2"><text:span text:style-name="T2">wieght(int)</text:span></text:p>
          <text:p text:style-name="P2"><text:span text:style-name="T2">value(int)</text:span></text:p>
          <text:p text:style-name="P2"><text:span text:style-name="T2">value_unit(varchar)</text:span></text:p>
          <draw:enhanced-geometry svg:viewBox="0 0 21600 21600" draw:glue-points="10800 0 0 10800 10800 21600 21600 10800" draw:type="flowchart-process" draw:enhanced-path="M 0 0 L 21600 0 21600 21600 0 21600 0 0 Z N"/>
        </draw:custom-shape>
        <draw:custom-shape draw:style-name="gr3" draw:text-style-name="P3" xml:id="id14" draw:id="id14" draw:layer="layout" svg:width="6.6cm" svg:height="5.548cm" svg:x="9.1cm" svg:y="21.2cm">
          <text:p text:style-name="P1"><text:span text:style-name="T1">mark</text:span></text:p>
          <text:p text:style-name="P2"><text:span text:style-name="T2">world_id(ForeignKey) not null</text:span></text:p>
          <text:p text:style-name="P2"><text:span text:style-name="T2">relationable_id(ForeignKey) null</text:span></text:p>
          <text:p text:style-name="P2"><text:span text:style-name="T2">Id_mark(REFSTR)</text:span></text:p>
          <text:p text:style-name="P2"><text:span text:style-name="T2">place_id(ForeignKey) not null</text:span></text:p>
          <text:p text:style-name="P2"><text:span text:style-name="T2">placement_x(INT) not null</text:span></text:p>
          <text:p text:style-name="P2"><text:span text:style-name="T2">placement_y(INT) not null</text:span></text:p>
          <text:p text:style-name="P2"><text:span text:style-name="T2">shortname(varchar(16)</text:span></text:p>
          <text:p text:style-name="P2"><text:span text:style-name="T2">name(varchar)</text:span></text:p>
          <text:p text:style-name="P2"><text:span text:style-name="T2">description(text)</text:span></text:p>
          <text:p text:style-name="P2"><text:span text:style-name="T2"/></text:p>
          <text:p text:style-name="P2"><text:span text:style-name="T2"/></text:p>
          <text:p text:style-name="P1"><text:span text:style-name="T5"/></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9.1cm" svg:y1="23.974cm" svg:x2="11.85cm" svg:y2="18.4cm" draw:start-shape="id14" draw:start-glue-point="5" draw:end-shape="id1" draw:end-glue-point="6" svg:d="M9100 23974h-501v-4173h3251v-1401" svg:viewBox="0 0 3252 5575">
          <text:p/>
        </draw:connector>
        <draw:connector draw:style-name="gr7" draw:text-style-name="P1" draw:layer="layout" svg:x1="12.25cm" svg:y1="6.8cm" svg:x2="10.019cm" svg:y2="8.29cm" draw:start-shape="id15" svg:d="M12250 6800v996h-2231v494" svg:viewBox="0 0 2232 1491">
          <text:p/>
        </draw:connector>
        <draw:connector draw:style-name="gr7" draw:text-style-name="P1" draw:layer="layout" svg:x1="0.7cm" svg:y1="6.35cm" svg:x2="12.25cm" svg:y2="4.7cm" draw:start-shape="id16" draw:start-glue-point="5" draw:end-shape="id15" svg:d="M700 6350h-501v-3051h12051v1401" svg:viewBox="0 0 12052 3052">
          <text:p/>
        </draw:connector>
        <draw:line draw:style-name="gr8" draw:text-style-name="P1" draw:layer="layout" svg:x1="10.1cm" svg:y1="8.3cm" svg:x2="8.2cm" svg:y2="9.4cm">
          <text:p/>
        </draw:line>
        <draw:line draw:style-name="gr8" draw:text-style-name="P1" draw:layer="layout" svg:x1="10.2cm" svg:y1="8.3cm" svg:x2="10.7cm" svg:y2="9.6cm">
          <text:p/>
        </draw:line>
        <draw:line draw:style-name="gr8" draw:text-style-name="P1" draw:layer="layout" svg:x1="10.2cm" svg:y1="8.3cm" svg:x2="12.3cm" svg:y2="9.3cm">
          <text:p/>
        </draw:line>
        <draw:line draw:style-name="gr8" draw:text-style-name="P1" draw:layer="layout" svg:x1="10.2cm" svg:y1="8.3cm" svg:x2="14cm" svg:y2="9.3cm">
          <text:p/>
        </draw:line>
        <draw:custom-shape draw:style-name="gr3" draw:text-style-name="P3" xml:id="id17" draw:id="id17" draw:layer="layout" svg:width="6.5cm" svg:height="3.5cm" svg:x="37.747cm" svg:y="6.1cm">
          <text:p text:style-name="P1"><text:span text:style-name="T1">item_dir</text:span></text:p>
          <text:p text:style-name="P1"><text:span text:style-name="T2">world_id(ForeignKey) not null</text:span></text:p>
          <text:p text:style-name="P2"><text:span text:style-name="T2">id_item_dir(REFSTR)</text:span></text:p>
          <text:p text:style-name="P2"><text:span text:style-name="T2">parent_id(ForeignKey) null</text:span></text:p>
          <text:p text:style-name="P2"><text:span text:style-name="T2">name(varchar)</text:span></text:p>
          <text:p text:style-name="P2"><text:span text:style-name="T2">description(text)</text:span></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40.997cm" svg:y1="6.1cm" svg:x2="44.247cm" svg:y2="7.85cm" draw:start-shape="id17" draw:start-glue-point="4" draw:end-shape="id17" draw:end-glue-point="7" svg:d="M40997 6100v-501h3752v2251h-502" svg:viewBox="0 0 3753 2252">
          <text:p/>
        </draw:connector>
        <draw:frame draw:style-name="gr5" draw:text-style-name="P5" draw:layer="layout" svg:width="1.709cm" svg:height="0.725cm" svg:x="43.147cm" svg:y="5cm">
          <draw:text-box>
            <text:p text:style-name="P2"><text:span text:style-name="T3">parent</text:span></text:p>
          </draw:text-box>
        </draw:frame>
        <draw:connector draw:style-name="gr7" draw:text-style-name="P1" draw:layer="layout" svg:x1="40.997cm" svg:y1="9.6cm" svg:x2="41.1cm" svg:y2="14cm" draw:start-shape="id17" draw:start-glue-point="6" draw:end-shape="id6" draw:end-glue-point="4" svg:d="M40997 9600v2201h103v2199" svg:viewBox="0 0 104 4401">
          <text:p/>
        </draw:connector>
        <draw:custom-shape draw:style-name="gr2" draw:text-style-name="P1" xml:id="id7" draw:id="id7" draw:layer="layout" svg:width="6.2cm" svg:height="2.6cm" svg:x="32.3cm" svg:y="28.8cm">
          <text:p text:style-name="P1"><text:span text:style-name="T6">Usable</text:span></text:p>
          <text:p text:style-name="P2"><text:span text:style-name="T3">item_id(ForeginKey) not null</text:span></text:p>
          <text:p text:style-name="P2"><text:span text:style-name="T3">hands(int)</text:span></text:p>
          <text:p text:style-name="P2"><text:span text:style-name="T3">typ(varchar)</text:span></text:p>
          <text:p text:style-name="P2"><text:span text:style-name="T3"/></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6.2cm" svg:height="3.9cm" svg:x="28.8cm" svg:y="32.8cm">
          <text:p text:style-name="P1"><text:span text:style-name="T1">spell</text:span></text:p>
          <text:p text:style-name="P2"><text:span text:style-name="T3">item_id(ForeginKey) not null</text:span></text:p>
          <text:p text:style-name="P2"><text:span text:style-name="T3">mana_needed(int)</text:span></text:p>
          <text:p text:style-name="P2"><text:span text:style-name="T3">mana_max(int)</text:span></text:p>
          <text:p text:style-name="P2"><text:span text:style-name="T3">mana_used(int)</text:span></text:p>
          <text:p text:style-name="P2"><text:span text:style-name="T3">schwere(int)</text:span></text:p>
          <text:p text:style-name="P2"><text:span text:style-name="T3">level(int)</text:span></text:p>
          <draw:enhanced-geometry svg:viewBox="0 0 21600 21600" draw:glue-points="10800 0 0 10800 10800 21600 21600 10800" draw:type="flowchart-process" draw:enhanced-path="M 0 0 L 21600 0 21600 21600 0 21600 0 0 Z N"/>
        </draw:custom-shape>
        <draw:frame draw:style-name="gr9" draw:text-style-name="P5" draw:layer="layout" svg:width="1.374cm" svg:height="0.725cm" svg:x="41.3cm" svg:y="22.1cm">
          <draw:text-box>
            <text:p text:style-name="P2"><text:span text:style-name="T3">(0,1)</text:span></text:p>
          </draw:text-box>
        </draw:frame>
        <draw:frame draw:style-name="gr10" draw:text-style-name="P6" draw:layer="layout" svg:width="1.281cm" svg:height="0.725cm" svg:x="8.894cm" svg:y="19.175cm">
          <draw:text-box>
            <text:p><text:span text:style-name="T3">Is in</text:span></text:p>
          </draw:text-box>
        </draw:frame>
        <draw:frame draw:style-name="gr5" draw:text-style-name="P6" draw:layer="layout" svg:width="2.89cm" svg:height="0.725cm" svg:x="19.61cm" svg:y="11.875cm">
          <draw:text-box>
            <text:p><text:span text:style-name="T3">Contained in</text:span></text:p>
          </draw:text-box>
        </draw:frame>
        <draw:frame draw:style-name="gr5" draw:text-style-name="P6" draw:layer="layout" svg:width="1.374cm" svg:height="0.725cm" svg:x="53.526cm" svg:y="12.375cm">
          <draw:text-box>
            <text:p><text:span text:style-name="T3">(0,1)</text:span></text:p>
          </draw:text-box>
        </draw:frame>
        <draw:frame draw:style-name="gr5" draw:text-style-name="P6" draw:layer="layout" svg:width="1.374cm" svg:height="0.725cm" svg:x="51.4cm" svg:y="6.8cm">
          <draw:text-box>
            <text:p><text:span text:style-name="T3">(0,n)</text:span></text:p>
          </draw:text-box>
        </draw:frame>
        <draw:connector draw:style-name="gr7" draw:text-style-name="P1" draw:layer="layout" draw:line-skew="4.569cm" svg:x1="15.7cm" svg:y1="23.974cm" svg:x2="25.959cm" svg:y2="16.522cm" draw:start-shape="id14" draw:start-glue-point="7" svg:d="M15700 23974h9950v-7452h309" svg:viewBox="0 0 10260 7453">
          <text:p/>
        </draw:connector>
        <draw:frame draw:style-name="gr5" draw:text-style-name="P6" draw:layer="layout" svg:width="1.306cm" svg:height="0.725cm" svg:x="23.894cm" svg:y="23.075cm">
          <draw:text-box>
            <text:p><text:span text:style-name="T3">Is at</text:span></text:p>
          </draw:text-box>
        </draw:frame>
        <draw:connector draw:style-name="gr7" draw:text-style-name="P1" draw:layer="layout" draw:line-skew="1.295cm" svg:x1="15.7cm" svg:y1="23.974cm" svg:x2="35.207cm" svg:y2="19.614cm" draw:start-shape="id14" draw:start-glue-point="7" svg:d="M15700 23974h11300v-4360h8207" svg:viewBox="0 0 19508 4361">
          <text:p/>
        </draw:connector>
        <draw:line draw:style-name="gr8" draw:text-style-name="P1" xml:id="id20" draw:id="id20" draw:layer="layout" svg:x1="35.1cm" svg:y1="17.7cm" svg:x2="36.8cm" svg:y2="17.9cm">
          <text:p/>
        </draw:line>
        <draw:connector draw:style-name="gr7" draw:text-style-name="P1" draw:layer="layout" draw:line-skew="-1.599cm" svg:x1="53.7cm" svg:y1="14cm" svg:x2="35.248cm" svg:y2="15.875cm" draw:start-shape="id11" draw:start-glue-point="4" svg:d="M53700 14000v-2100h-18452v3975" svg:viewBox="0 0 18453 3976">
          <text:p/>
        </draw:connector>
        <draw:line draw:style-name="gr8" draw:text-style-name="P1" draw:layer="layout" svg:x1="35.2cm" svg:y1="15.9cm" svg:x2="36.8cm" svg:y2="16.8cm">
          <text:p/>
        </draw:line>
        <draw:custom-shape draw:style-name="gr2" draw:text-style-name="P1" xml:id="id18" draw:id="id18" draw:layer="layout" svg:width="7cm" svg:height="3.3cm" svg:x="52.4cm" svg:y="23.2cm">
          <text:p text:style-name="P1"><text:span text:style-name="T1">attribute</text:span></text:p>
          <text:p text:style-name="P1"><text:span text:style-name="T3">character_id(ForeginKey) not null</text:span></text:p>
          <text:p text:style-name="P2"><text:span text:style-name="T3">id_attribute(REFSTR)</text:span></text:p>
          <text:p text:style-name="P2"><text:span text:style-name="T3">name(varchar)</text:span></text:p>
          <text:p text:style-name="P2"><text:span text:style-name="T3">value_r(int)</text:span></text:p>
          <text:p text:style-name="P2"><text:span text:style-name="T3"/></text:p>
          <draw:enhanced-geometry svg:viewBox="0 0 21600 21600" draw:glue-points="10800 0 0 10800 10800 21600 21600 10800" draw:type="flowchart-process" draw:enhanced-path="M 0 0 L 21600 0 21600 21600 0 21600 0 0 Z N"/>
        </draw:custom-shape>
        <draw:connector draw:style-name="gr7" draw:text-style-name="P1" draw:layer="layout" svg:x1="55.9cm" svg:y1="23.2cm" svg:x2="53.7cm" svg:y2="18.8cm" draw:start-shape="id18" draw:start-glue-point="4" draw:end-shape="id11" draw:end-glue-point="6" svg:d="M55900 23200v-2199h-2200v-2201" svg:viewBox="0 0 2201 4401">
          <text:p/>
        </draw:connector>
        <draw:frame draw:style-name="gr5" draw:text-style-name="P6" draw:layer="layout" svg:width="1.374cm" svg:height="0.725cm" svg:x="52.4cm" svg:y="20.2cm">
          <draw:text-box>
            <text:p><text:span text:style-name="T3">(0,n)</text:span></text:p>
          </draw:text-box>
        </draw:frame>
        <draw:frame draw:style-name="gr5" draw:text-style-name="P6" draw:layer="layout" svg:width="1.374cm" svg:height="0.725cm" svg:x="55.9cm" svg:y="22.475cm">
          <draw:text-box>
            <text:p><text:span text:style-name="T3">(1,1)</text:span></text:p>
          </draw:text-box>
        </draw:frame>
        <draw:custom-shape draw:style-name="gr2" draw:text-style-name="P1" xml:id="id19" draw:id="id19" draw:layer="layout" svg:width="7cm" svg:height="2.9cm" svg:x="55.4cm" svg:y="27.8cm">
          <text:p text:style-name="P1"><text:span text:style-name="T1">talent</text:span></text:p>
          <text:p text:style-name="P1"><text:span text:style-name="T3">character_id(ForeginKey) not null</text:span></text:p>
          <text:p text:style-name="P2"><text:span text:style-name="T3">id_talent(REFSTR)</text:span></text:p>
          <text:p text:style-name="P2"><text:span text:style-name="T3">name(varchar)</text:span></text:p>
          <text:p text:style-name="P2"><text:span text:style-name="T3">value_r(int)</text:span></text:p>
          <text:p text:style-name="P2"><text:span text:style-name="T3"/></text:p>
          <draw:enhanced-geometry svg:viewBox="0 0 21600 21600" draw:glue-points="10800 0 0 10800 10800 21600 21600 10800" draw:type="flowchart-process" draw:enhanced-path="M 0 0 L 21600 0 21600 21600 0 21600 0 0 Z N"/>
        </draw:custom-shape>
        <draw:connector draw:style-name="gr7" draw:text-style-name="P1" draw:layer="layout" draw:line-skew="0cm -2.301cm" svg:x1="62.4cm" svg:y1="29.25cm" svg:x2="53.7cm" svg:y2="18.8cm" draw:start-shape="id19" draw:start-glue-point="7" draw:end-shape="id11" draw:end-glue-point="6" svg:d="M62400 29250h502v-8250h-9202v-2200" svg:viewBox="0 0 9203 10451">
          <text:p/>
        </draw:connector>
        <draw:frame draw:style-name="gr5" draw:text-style-name="P6" draw:layer="layout" svg:width="1.374cm" svg:height="0.725cm" svg:x="61cm" svg:y="26.7cm">
          <draw:text-box>
            <text:p><text:span text:style-name="T3">(1,1)</text:span></text:p>
          </draw:text-box>
        </draw:frame>
        <draw:custom-shape draw:style-name="gr2" draw:text-style-name="P1" xml:id="id21" draw:id="id21" draw:layer="layout" svg:width="9.3cm" svg:height="6.1cm" svg:x="47.2cm" svg:y="32.4cm">
          <text:p text:style-name="P1"><text:span text:style-name="T1">State</text:span></text:p>
          <text:p text:style-name="P2"><text:span text:style-name="T3">character_id(ForeginKey) not null</text:span></text:p>
          <text:p text:style-name="P2"><text:span text:style-name="T3">life_max(int)</text:span></text:p>
          <text:p text:style-name="P2"><text:span text:style-name="T3">life_now(int)</text:span></text:p>
          <text:p text:style-name="P2"><text:span text:style-name="T3">stamina_max(int)</text:span></text:p>
          <text:p text:style-name="P2"><text:span text:style-name="T3">stamina_now(int)</text:span></text:p>
          <text:p text:style-name="P2"><text:span text:style-name="T3">period_stamina_max(int)</text:span></text:p>
          <text:p text:style-name="P2"><text:span text:style-name="T3">pediod_now(int)</text:span></text:p>
          <text:p text:style-name="P2"><text:span text:style-name="T3">period_used(int)</text:span></text:p>
          <text:p text:style-name="P2"><text:span text:style-name="T3">mentalstate_x(int)</text:span></text:p>
          <text:p text:style-name="P2"><text:span text:style-name="T3">mentalstate_y(int)</text:span></text:p>
          <text:p text:style-name="P2"><text:span text:style-name="T3">mentalstate(varchar)</text:span></text:p>
          <text:p text:style-name="P2"><text:span text:style-name="T3"/></text:p>
          <draw:enhanced-geometry svg:viewBox="0 0 21600 21600" draw:glue-points="10800 0 0 10800 10800 21600 21600 10800" draw:type="flowchart-process" draw:enhanced-path="M 0 0 L 21600 0 21600 21600 0 21600 0 0 Z N"/>
        </draw:custom-shape>
        <draw:custom-shape draw:style-name="gr2" draw:text-style-name="P1" xml:id="id22" draw:id="id22" draw:layer="layout" svg:width="7.6cm" svg:height="5.6cm" svg:x="35.2cm" svg:y="46cm">
          <text:p text:style-name="P1"><text:span text:style-name="T1">action_counter</text:span></text:p>
          <text:p text:style-name="P2"><text:span text:style-name="T3">state_id(ForeginKey) not null</text:span></text:p>
          <text:p text:style-name="P2"><text:span text:style-name="T3">free_action_id(ForeignKey) null</text:span></text:p>
          <text:p text:style-name="P2"><text:span text:style-name="T3">fix_action_id(ForeignKey) null</text:span></text:p>
          <text:p text:style-name="P2"><text:span text:style-name="T3">attribute_action_id(ForeignKey) null</text:span></text:p>
          <text:p text:style-name="P2"><text:span text:style-name="T3">name(varchar)</text:span></text:p>
          <text:p text:style-name="P2"><text:span text:style-name="T3">times_allowed(int)</text:span></text:p>
          <text:p text:style-name="P2"><text:span text:style-name="T3">tried(int)</text:span></text:p>
          <text:p text:style-name="P2"><text:span text:style-name="T3">success(int)</text:span></text:p>
          <text:p text:style-name="P2"><text:span text:style-name="T3">failed(int)</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11" draw:text-style-name="P5" draw:layer="layout" svg:width="1.374cm" svg:height="1.125cm" svg:x="39.5cm" svg:y="32.875cm">
          <draw:text-box>
            <text:p text:style-name="P2"><text:span text:style-name="T3">(1,1)</text:span></text:p>
          </draw:text-box>
        </draw:frame>
        <draw:frame draw:style-name="gr12" draw:text-style-name="P5" draw:layer="layout" svg:width="1.374cm" svg:height="2.4cm" svg:x="35.4cm" svg:y="28cm">
          <draw:text-box>
            <text:p text:style-name="P2"><text:span text:style-name="T3">(1,1)</text:span></text:p>
          </draw:text-box>
        </draw:frame>
        <draw:frame draw:style-name="gr13" draw:text-style-name="P5" draw:layer="layout" svg:width="1.7cm" svg:height="1.2cm" svg:x="44.1cm" svg:y="27.6cm">
          <draw:text-box>
            <text:p text:style-name="P2"><text:span text:style-name="T3">(1,1)</text:span></text:p>
          </draw:text-box>
        </draw:frame>
        <draw:custom-shape draw:style-name="gr3" draw:text-style-name="P3" xml:id="id15" draw:id="id15" draw:layer="layout" svg:width="6.5cm" svg:height="2.1cm" svg:x="9cm" svg:y="4.7cm">
          <text:p text:style-name="P1"><text:span text:style-name="T1">relationable</text:span></text:p>
          <text:p text:style-name="P2"><text:span text:style-name="T2">world_id(ForeignKey) not null</text:span></text:p>
          <text:p text:style-name="P2"><text:span text:style-name="T2">id(REFSTR)</text:span></text:p>
          <draw:enhanced-geometry svg:viewBox="0 0 21600 21600" draw:glue-points="10800 0 0 10800 10800 21600 21600 10800" draw:type="flowchart-process" draw:enhanced-path="M 0 0 L 21600 0 21600 21600 0 21600 0 0 Z N"/>
        </draw:custom-shape>
        <draw:connector draw:style-name="gr7" draw:text-style-name="P1" draw:layer="layout" svg:x1="6.9cm" svg:y1="6.35cm" svg:x2="9cm" svg:y2="5.75cm" draw:start-shape="id16" draw:start-glue-point="7" draw:end-shape="id15" draw:end-glue-point="5" svg:d="M6900 6350h1051v-600h1049" svg:viewBox="0 0 2101 601">
          <text:p/>
        </draw:connector>
        <draw:connector draw:style-name="gr7" draw:text-style-name="P1" draw:layer="layout" svg:x1="33.087cm" svg:y1="16.349cm" svg:x2="36.401cm" svg:y2="16.933cm" svg:d="M33087 16349h1657v584h1657" svg:viewBox="0 0 3315 585">
          <text:p/>
        </draw:connector>
        <draw:line draw:style-name="gr8" draw:text-style-name="P1" draw:layer="layout" svg:x1="36.3cm" svg:y1="16.9cm" svg:x2="36.8cm" svg:y2="17.4cm">
          <text:p/>
        </draw:line>
        <draw:line draw:style-name="gr8" draw:text-style-name="P1" draw:layer="layout" svg:x1="33.1cm" svg:y1="16.3cm" svg:x2="32.6cm" svg:y2="16.3cm">
          <text:p/>
        </draw:line>
        <draw:connector draw:style-name="gr7" draw:text-style-name="P1" draw:layer="layout" svg:x1="19.6cm" svg:y1="18.4cm" svg:x2="35.1cm" svg:y2="17.8cm" draw:start-shape="id9" draw:start-glue-point="6" draw:end-shape="id20" draw:end-glue-point="3" svg:d="M19600 18400v502h9351v-1102h6149" svg:viewBox="0 0 15501 1103">
          <text:p/>
        </draw:connector>
        <draw:line draw:style-name="gr8" draw:text-style-name="P1" draw:layer="layout" svg:x1="35.2cm" svg:y1="19.6cm" svg:x2="36.8cm" svg:y2="18.4cm">
          <text:p/>
        </draw:line>
        <draw:frame draw:style-name="gr5" draw:text-style-name="P6" draw:layer="layout" svg:width="1.374cm" svg:height="0.725cm" svg:x="41.1cm" svg:y="9.775cm">
          <draw:text-box>
            <text:p><text:span text:style-name="T3">(0,n)</text:span></text:p>
          </draw:text-box>
        </draw:frame>
        <draw:frame draw:style-name="gr5" draw:text-style-name="P6" draw:layer="layout" svg:width="1.374cm" svg:height="0.725cm" svg:x="29.6cm" svg:y="9.7cm">
          <draw:text-box>
            <text:p><text:span text:style-name="T3">(0,n)</text:span></text:p>
          </draw:text-box>
        </draw:frame>
        <draw:frame draw:style-name="gr5" draw:text-style-name="P6" draw:layer="layout" svg:width="1.374cm" svg:height="0.725cm" svg:x="18.3cm" svg:y="9.9cm">
          <draw:text-box>
            <text:p><text:span text:style-name="T3">(0,n)</text:span></text:p>
          </draw:text-box>
        </draw:frame>
        <draw:frame draw:style-name="gr9" draw:text-style-name="P5" draw:layer="layout" svg:width="1.374cm" svg:height="0.725cm" svg:x="18.3cm" svg:y="12.375cm">
          <draw:text-box>
            <text:p text:style-name="P2"><text:span text:style-name="T3">(1,1)</text:span></text:p>
          </draw:text-box>
        </draw:frame>
        <draw:frame draw:style-name="gr9" draw:text-style-name="P5" draw:layer="layout" svg:width="1.374cm" svg:height="0.725cm" svg:x="32.426cm" svg:y="14.7cm">
          <draw:text-box>
            <text:p text:style-name="P2"><text:span text:style-name="T3">(1,1)</text:span></text:p>
          </draw:text-box>
        </draw:frame>
        <draw:frame draw:style-name="gr9" draw:text-style-name="P5" draw:layer="layout" svg:width="1.374cm" svg:height="0.725cm" svg:x="39.626cm" svg:y="13.175cm">
          <draw:text-box>
            <text:p text:style-name="P2"><text:span text:style-name="T3">(1,1)</text:span></text:p>
          </draw:text-box>
        </draw:frame>
        <draw:connector draw:style-name="gr7" draw:text-style-name="P1" draw:layer="layout" svg:x1="41.1cm" svg:y1="14cm" svg:x2="45.5cm" svg:y2="18.05cm" draw:start-shape="id6" draw:start-glue-point="4" draw:end-shape="id6" draw:end-glue-point="7" svg:d="M41100 14000v-501h4902v4551h-502" svg:viewBox="0 0 4903 4552">
          <text:p/>
        </draw:connector>
        <draw:frame draw:style-name="gr14" draw:text-style-name="P6" draw:layer="layout" svg:width="3.228cm" svg:height="0.725cm" svg:x="41.872cm" svg:y="12.9cm">
          <draw:text-box>
            <text:p><text:span text:style-name="T3">archetyp</text:span></text:p>
          </draw:text-box>
        </draw:frame>
        <draw:connector draw:style-name="gr7" draw:text-style-name="P1" draw:layer="layout" svg:x1="29.25cm" svg:y1="12.3cm" svg:x2="26cm" svg:y2="14.95cm" draw:start-shape="id3" draw:start-glue-point="4" draw:end-shape="id3" svg:d="M29250 12300v-501h-3751v3151h501" svg:viewBox="0 0 3752 3152">
          <text:p/>
        </draw:connector>
        <draw:frame draw:style-name="gr14" draw:text-style-name="P6" draw:layer="layout" svg:width="3.228cm" svg:height="0.725cm" svg:x="25.572cm" svg:y="11.1cm">
          <draw:text-box>
            <text:p><text:span text:style-name="T3">archetyp</text:span></text:p>
          </draw:text-box>
        </draw:frame>
        <draw:frame draw:style-name="gr9" draw:text-style-name="P5" draw:layer="layout" svg:width="1.374cm" svg:height="0.725cm" svg:x="7.1cm" svg:y="23.575cm">
          <draw:text-box>
            <text:p text:style-name="P2"><text:span text:style-name="T3">(1,1)</text:span></text:p>
          </draw:text-box>
        </draw:frame>
        <draw:frame draw:style-name="gr5" draw:text-style-name="P6" draw:layer="layout" svg:width="1.374cm" svg:height="0.725cm" svg:x="11.7cm" svg:y="18.5cm">
          <draw:text-box>
            <text:p><text:span text:style-name="T3">(0,n)</text:span></text:p>
          </draw:text-box>
        </draw:frame>
        <draw:frame draw:style-name="gr9" draw:text-style-name="P5" draw:layer="layout" svg:width="1.374cm" svg:height="0.725cm" svg:x="15.826cm" svg:y="23.075cm">
          <draw:text-box>
            <text:p text:style-name="P2"><text:span text:style-name="T3">(0,1)</text:span></text:p>
          </draw:text-box>
        </draw:frame>
        <draw:frame draw:style-name="gr15" draw:text-style-name="P5" draw:layer="layout" svg:width="2.2cm" svg:height="0.725cm" svg:x="24.7cm" svg:y="17.375cm">
          <draw:text-box>
            <text:p text:style-name="P2"><text:span text:style-name="T3">(0,1)</text:span></text:p>
          </draw:text-box>
        </draw:frame>
        <draw:frame draw:style-name="gr9" draw:text-style-name="P5" draw:layer="layout" svg:width="1.374cm" svg:height="0.725cm" svg:x="35.4cm" svg:y="19.1cm">
          <draw:text-box>
            <text:p text:style-name="P2"><text:span text:style-name="T3">(0,1)</text:span></text:p>
          </draw:text-box>
        </draw:frame>
        <draw:frame draw:style-name="gr9" draw:text-style-name="P5" draw:layer="layout" svg:width="1.374cm" svg:height="0.725cm" svg:x="19.7cm" svg:y="18.875cm">
          <draw:text-box>
            <text:p text:style-name="P2"><text:span text:style-name="T3">(0,n)</text:span></text:p>
          </draw:text-box>
        </draw:frame>
        <draw:frame draw:style-name="gr9" draw:text-style-name="P5" draw:layer="layout" svg:width="1.374cm" svg:height="0.725cm" svg:x="35.3cm" svg:y="17.875cm">
          <draw:text-box>
            <text:p text:style-name="P2"><text:span text:style-name="T3">(0,1)</text:span></text:p>
          </draw:text-box>
        </draw:frame>
        <draw:frame draw:style-name="gr9" draw:text-style-name="P5" draw:layer="layout" svg:width="1.374cm" svg:height="0.725cm" svg:x="35.1cm" svg:y="16.875cm">
          <draw:text-box>
            <text:p text:style-name="P2"><text:span text:style-name="T3">(0,1)</text:span></text:p>
          </draw:text-box>
        </draw:frame>
        <draw:connector draw:style-name="gr7" draw:text-style-name="P1" draw:layer="layout" draw:line-skew="0cm 0cm 1.798cm" svg:x1="16.4cm" svg:y1="15.8cm" svg:x2="15.7cm" svg:y2="23.974cm" draw:start-shape="id9" draw:start-glue-point="5" draw:end-shape="id14" draw:end-glue-point="7" svg:d="M16400 15800h-501v4001h2101v4173h-2300" svg:viewBox="0 0 2301 8175">
          <text:p/>
        </draw:connector>
        <draw:frame draw:style-name="gr9" draw:text-style-name="P5" draw:layer="layout" svg:width="1.374cm" svg:height="0.725cm" svg:x="15.2cm" svg:y="16.8cm">
          <draw:text-box>
            <text:p text:style-name="P2"><text:span text:style-name="T3">(0,1)</text:span></text:p>
          </draw:text-box>
        </draw:frame>
        <draw:connector draw:style-name="gr7" draw:text-style-name="P1" draw:layer="layout" svg:x1="51.85cm" svg:y1="32.4cm" svg:x2="50cm" svg:y2="16.4cm" draw:start-shape="id21" draw:start-glue-point="4" draw:end-shape="id11" draw:end-glue-point="5" svg:d="M51850 32400v-6807h-2351v-9193h501" svg:viewBox="0 0 2352 16001">
          <text:p/>
        </draw:connector>
        <draw:frame draw:style-name="gr9" draw:text-style-name="P5" draw:layer="layout" svg:width="1.374cm" svg:height="0.725cm" svg:x="48.7cm" svg:y="16.6cm">
          <draw:text-box>
            <text:p text:style-name="P2"><text:span text:style-name="T3">(0,1)</text:span></text:p>
          </draw:text-box>
        </draw:frame>
        <draw:frame draw:style-name="gr16" draw:text-style-name="P5" draw:layer="layout" svg:width="1.374cm" svg:height="1.025cm" svg:x="51.5cm" svg:y="31.2cm">
          <draw:text-box>
            <text:p text:style-name="P2"><text:span text:style-name="T3">(1,1)</text:span></text:p>
          </draw:text-box>
        </draw:frame>
        <draw:connector draw:style-name="gr7" draw:text-style-name="P1" draw:layer="layout" svg:x1="39cm" svg:y1="46cm" svg:x2="51.85cm" svg:y2="38.5cm" draw:start-shape="id22" draw:start-glue-point="4" draw:end-shape="id21" draw:end-glue-point="6" svg:d="M39000 46000v-3749h12850v-3751" svg:viewBox="0 0 12851 7501">
          <text:p/>
        </draw:connector>
        <draw:connector draw:style-name="gr7" draw:text-style-name="P1" draw:layer="layout" svg:x1="35.2cm" svg:y1="48.8cm" svg:x2="32.5cm" svg:y2="52.975cm" draw:start-shape="id22" draw:start-glue-point="5" draw:end-shape="id23" svg:d="M35200 48800h-1349v4175h-1351" svg:viewBox="0 0 2701 4176">
          <text:p/>
        </draw:connector>
        <draw:custom-shape draw:style-name="gr2" draw:text-style-name="P1" xml:id="id24" draw:id="id24" draw:layer="layout" svg:width="7.6cm" svg:height="2.9cm" svg:x="35.8cm" svg:y="33.7cm">
          <text:p text:style-name="P1"><text:span text:style-name="T1">mana_counter</text:span></text:p>
          <text:p text:style-name="P2"><text:span text:style-name="T3">state_id(ForeginKey) not null</text:span></text:p>
          <text:p text:style-name="P2"><text:span text:style-name="T3">item_id(ForeignKey) null</text:span></text:p>
          <text:p text:style-name="P2"><text:span text:style-name="T3">mana(int)</text:span></text:p>
          <draw:enhanced-geometry svg:viewBox="0 0 21600 21600" draw:glue-points="10800 0 0 10800 10800 21600 21600 10800" draw:type="flowchart-process" draw:enhanced-path="M 0 0 L 21600 0 21600 21600 0 21600 0 0 Z N"/>
        </draw:custom-shape>
        <draw:connector draw:style-name="gr7" draw:text-style-name="P1" draw:layer="layout" svg:x1="43.4cm" svg:y1="35.15cm" svg:x2="47.2cm" svg:y2="35.45cm" draw:start-shape="id24" draw:start-glue-point="7" draw:end-shape="id21" draw:end-glue-point="5" svg:d="M43400 35150h1901v300h1899" svg:viewBox="0 0 3801 301">
          <text:p/>
        </draw:connector>
        <draw:connector draw:style-name="gr7" draw:text-style-name="P1" draw:layer="layout" svg:x1="39.6cm" svg:y1="33.7cm" svg:x2="41.1cm" svg:y2="22.1cm" draw:start-shape="id24" draw:start-glue-point="4" draw:end-shape="id6" svg:d="M39600 33700v-5799h1500v-5801" svg:viewBox="0 0 1501 11601">
          <text:p/>
        </draw:connector>
        <draw:custom-shape draw:style-name="gr17" draw:text-style-name="P3" xml:id="id25" draw:id="id25" draw:layer="layout" svg:width="6.7cm" svg:height="4.8cm" svg:x="63.9cm" svg:y="14.3cm">
          <text:p text:style-name="P1"><text:span text:style-name="T1">szenario</text:span></text:p>
          <text:p text:style-name="P2"><text:span text:style-name="T2">world_id(ForeignKey) not null</text:span></text:p>
          <text:p text:style-name="P2"><text:span text:style-name="T2">relationabla_id(ForeignKey) null</text:span></text:p>
          <text:p text:style-name="P2"><text:span text:style-name="T2">id_szenario(REFSTR)</text:span></text:p>
          <text:p text:style-name="P2"><text:span text:style-name="T2">parent_id(ForeginKey) null</text:span></text:p>
          <text:p text:style-name="P2"><text:span text:style-name="T2">name(varchar) not null</text:span></text:p>
          <text:p text:style-name="P2"><text:span text:style-name="T2">description(text)</text:span></text:p>
          <text:p text:style-name="P2"><text:span text:style-name="T2">position_x(int)</text:span></text:p>
          <text:p text:style-name="P2"><text:span text:style-name="T2">position_y(int)</text:span></text:p>
          <text:p text:style-name="P2"><text:span text:style-name="T2"/></text:p>
          <draw:enhanced-geometry svg:viewBox="0 0 21600 21600" draw:type="rectangle" draw:enhanced-path="M 0 0 L 21600 0 21600 21600 0 21600 0 0 Z N"/>
        </draw:custom-shape>
        <draw:connector draw:style-name="gr18" draw:text-style-name="P1" draw:layer="layout" svg:x1="67.25cm" svg:y1="14.3cm" svg:x2="70.6cm" svg:y2="16.7cm" draw:start-shape="id25" draw:start-glue-point="0" draw:end-shape="id25" draw:end-glue-point="1" svg:d="M67250 14300v-501h3851v2901h-501" svg:viewBox="0 0 3852 2902">
          <text:p text:style-name="P1"/>
        </draw:connector>
        <draw:frame draw:style-name="gr5" draw:layer="layout" svg:width="2.297cm" svg:height="0.962cm" svg:x="68.391cm" svg:y="13.1cm">
          <draw:text-box>
            <text:p>parent</text:p>
          </draw:text-box>
        </draw:frame>
        <draw:custom-shape draw:style-name="gr2" draw:text-style-name="P1" xml:id="id26" draw:id="id26" draw:layer="layout" svg:width="7cm" svg:height="5cm" svg:x="66.8cm" svg:y="37.8cm">
          <text:p text:style-name="P1"><text:span text:style-name="T1">test</text:span></text:p>
          <text:p text:style-name="P2"><text:span text:style-name="T3">szenatio_id(ForeignKey) not null</text:span></text:p>
          <text:p text:style-name="P2"><text:span text:style-name="T3">id_test(REFSTR)</text:span></text:p>
          <text:p text:style-name="P2"><text:span text:style-name="T3">actions_id(ForeignKey) not null</text:span></text:p>
          <text:p text:style-name="P2"><text:span text:style-name="T3">name(varchar)</text:span></text:p>
          <text:p text:style-name="P2"><text:span text:style-name="T3">difficulty(int)</text:span></text:p>
          <text:p text:style-name="P2"><text:span text:style-name="T3">counter(int)</text:span></text:p>
          <text:p text:style-name="P2"><text:span text:style-name="T3">chances(int)</text:span></text:p>
          <text:p text:style-name="P2"><text:span text:style-name="T3"/></text:p>
          <text:p text:style-name="P2"><text:span text:style-name="T3"/></text:p>
          <draw:enhanced-geometry svg:viewBox="0 0 21600 21600" draw:glue-points="10800 0 0 10800 10800 21600 21600 10800" draw:type="flowchart-process" draw:enhanced-path="M 0 0 L 21600 0 21600 21600 0 21600 0 0 Z N"/>
        </draw:custom-shape>
        <draw:custom-shape draw:style-name="gr2" draw:text-style-name="P1" xml:id="id4" draw:id="id4" draw:layer="layout" svg:width="4.2cm" svg:height="1.6cm" svg:x="25.8cm" svg:y="42.6cm">
          <text:p text:style-name="P1"><text:span text:style-name="T1">actions</text:span></text:p>
          <text:p text:style-name="P2"><text:span text:style-name="T3">id_actions(REFSTR)</text:span></text:p>
          <draw:enhanced-geometry svg:viewBox="0 0 21600 21600" draw:glue-points="10800 0 0 10800 10800 21600 21600 10800" draw:type="flowchart-process" draw:enhanced-path="M 0 0 L 21600 0 21600 21600 0 21600 0 0 Z N"/>
        </draw:custom-shape>
        <draw:connector draw:style-name="gr7" draw:text-style-name="P1" draw:layer="layout" svg:x1="27.9cm" svg:y1="44.2cm" svg:x2="18.35cm" svg:y2="48.525cm" draw:start-shape="id4" draw:start-glue-point="6" draw:end-shape="id23" svg:d="M27900 44200v2163h-9550v2162" svg:viewBox="0 0 9551 4326">
          <text:p/>
        </draw:connector>
        <draw:frame draw:style-name="gr5" draw:text-style-name="P5" draw:layer="layout" svg:width="1.374cm" svg:height="0.725cm" svg:x="26.3cm" svg:y="44.3cm">
          <draw:text-box>
            <text:p text:style-name="P2"><text:span text:style-name="T3">(1,n)</text:span></text:p>
          </draw:text-box>
        </draw:frame>
        <draw:connector draw:style-name="gr7" draw:text-style-name="P1" draw:layer="layout" svg:x1="30cm" svg:y1="43.4cm" svg:x2="70.3cm" svg:y2="42.8cm" draw:start-shape="id4" draw:start-glue-point="7" draw:end-shape="id26" draw:end-glue-point="6" svg:d="M30000 43400h40300v-600" svg:viewBox="0 0 40301 601">
          <text:p/>
        </draw:connector>
        <draw:connector draw:style-name="gr7" draw:text-style-name="P1" draw:layer="layout" svg:x1="67.25cm" svg:y1="19.1cm" svg:x2="70.3cm" svg:y2="37.8cm" draw:start-shape="id25" draw:start-glue-point="2" draw:end-shape="id26" draw:end-glue-point="4" svg:d="M67250 19100v9350h3050v9350" svg:viewBox="0 0 3051 18701">
          <text:p/>
        </draw:connector>
        <draw:custom-shape draw:style-name="gr19" draw:text-style-name="P3" xml:id="id27" draw:id="id27" draw:layer="layout" svg:width="6.5cm" svg:height="6cm" svg:x="74.6cm" svg:y="16.5cm">
          <text:p text:style-name="P1"><text:span text:style-name="T1">paths</text:span></text:p>
          <text:p text:style-name="P1"><text:span text:style-name="T2">world_is(ForeignKey) not null</text:span></text:p>
          <text:p text:style-name="P1"><text:span text:style-name="T2">from(ForeignKey)</text:span></text:p>
          <text:p text:style-name="P1"><text:span text:style-name="T2">to(ForeignKey)</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1" draw:layer="layout" svg:x1="70.6cm" svg:y1="16.7cm" svg:x2="77.85cm" svg:y2="16.5cm" draw:start-shape="id25" draw:start-glue-point="1" draw:end-shape="id27" draw:end-glue-point="4" svg:d="M70600 16700h2000v-701h5250v501" svg:viewBox="0 0 7251 702">
          <text:p/>
        </draw:connector>
        <draw:connector draw:style-name="gr7" draw:text-style-name="P1" draw:layer="layout" svg:x1="67.25cm" svg:y1="19.1cm" svg:x2="74.6cm" svg:y2="19.5cm" draw:start-shape="id25" draw:start-glue-point="2" draw:end-shape="id27" draw:end-glue-point="5" svg:d="M67250 19100v501h5350v-101h2000" svg:viewBox="0 0 7351 502">
          <text:p/>
        </draw:connector>
      </draw:page>
      <draw:page draw:name="page2" draw:style-name="dp1" draw:master-page-name="Standard">
        <draw:line draw:style-name="gr8" draw:text-style-name="P1" draw:layer="layout" svg:x1="3.2cm" svg:y1="27cm" svg:x2="19.1cm" svg:y2="27cm">
          <text:p/>
        </draw:line>
        <draw:frame draw:style-name="gr5" draw:layer="layout" svg:width="3.563cm" svg:height="0.962cm" svg:x="3.572cm" svg:y="26.011cm">
          <draw:text-box>
            <text:p>Kampagne</text:p>
          </draw:text-box>
        </draw:frame>
        <draw:frame draw:style-name="gr5" draw:layer="layout" svg:width="3.808cm" svg:height="0.962cm" svg:x="7.392cm" svg:y="26.038cm">
          <draw:text-box>
            <text:p>Geographie</text:p>
          </draw:text-box>
        </draw:frame>
        <draw:frame draw:style-name="gr5" draw:layer="layout" svg:width="3.851cm" svg:height="0.962cm" svg:x="11.4cm" svg:y="26.1cm">
          <draw:text-box>
            <text:p>Geschichte </text:p>
          </draw:text-box>
        </draw:frame>
        <draw:frame draw:style-name="gr14" draw:layer="layout" svg:width="18.804cm" svg:height="2.384cm" svg:x="1.796cm" svg:y="19.7cm">
          <draw:text-box>
            <text:p>Das wär sp öppe dr header, I vrsuech nume ds zeige was wo </text:p>
            <text:p>Söu si wies de usgseht isch so zimlch frei</text:p>
            <text:p>Wenn öpis generishc isch schrib i  :name </text:p>
          </draw:text-box>
        </draw:frame>
        <draw:frame draw:style-name="gr5" draw:layer="layout" svg:width="1.907cm" svg:height="0.962cm" svg:x="5.1cm" svg:y="23.9cm">
          <draw:text-box>
            <text:p>Logo</text:p>
          </draw:text-box>
        </draw:frame>
        <draw:frame draw:style-name="gr5" draw:layer="layout" svg:width="3.52cm" svg:height="0.962cm" svg:x="15.1cm" svg:y="24.1cm">
          <draw:text-box>
            <text:p>:Weltname</text:p>
          </draw:text-box>
        </draw:frame>
        <draw:line draw:style-name="gr8" draw:text-style-name="P1" draw:layer="layout" svg:x1="3.128cm" svg:y1="26cm" svg:x2="19.128cm" svg:y2="26cm">
          <text:p/>
        </draw:line>
        <draw:frame draw:style-name="gr5" draw:layer="layout" svg:width="4.312cm" svg:height="2.384cm" svg:x="5.3cm" svg:y="7.9cm">
          <draw:text-box>
            <text:p>Login</text:p>
            <text:p>Username ....</text:p>
            <text:p>Psw ...</text:p>
          </draw:text-box>
        </draw:frame>
        <draw:frame draw:style-name="gr5" draw:layer="layout" svg:width="2.86cm" svg:height="0.962cm" svg:x="11.8cm" svg:y="8cm">
          <draw:text-box>
            <text:p>Register</text:p>
          </draw:text-box>
        </draw:frame>
        <draw:frame draw:style-name="gr5" draw:text-style-name="P6" draw:layer="layout" svg:width="2.183cm" svg:height="0.725cm" svg:x="7.517cm" svg:y="25.175cm">
          <draw:text-box>
            <text:p><text:span text:style-name="T3">About us</text:span></text:p>
          </draw:text-box>
        </draw:frame>
        <draw:frame draw:style-name="gr5" draw:text-style-name="P6" draw:layer="layout" svg:width="3.508cm" svg:height="0.725cm" svg:x="9.6cm" svg:y="25.175cm">
          <draw:text-box>
            <text:p><text:span text:style-name="T3">About the game</text:span></text:p>
          </draw:text-box>
        </draw:frame>
        <draw:frame draw:style-name="gr5" draw:text-style-name="P6" draw:layer="layout" svg:width="3.834cm" svg:height="0.725cm" svg:x="13.066cm" svg:y="25.228cm">
          <draw:text-box>
            <text:p><text:span text:style-name="T3">About this Project</text:span></text:p>
          </draw:text-box>
        </draw:frame>
        <draw:line draw:style-name="gr8" draw:text-style-name="P1" draw:layer="layout" svg:x1="2.5cm" svg:y1="12.4cm" svg:x2="16.9cm" svg:y2="12.4cm">
          <text:p/>
        </draw:line>
        <draw:frame draw:style-name="gr5" draw:layer="layout" svg:width="2.462cm" svg:height="0.962cm" svg:x="2.9cm" svg:y="13.9cm">
          <draw:text-box>
            <text:p>Welten</text:p>
          </draw:text-box>
        </draw:frame>
        <draw:custom-shape draw:style-name="gr20" draw:text-style-name="P1" draw:layer="layout" svg:width="0.9cm" svg:height="0.8cm" svg:x="6.5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6.525cm" svg:y="13.844cm">
          <draw:text-box>
            <text:p>+</text:p>
          </draw:text-box>
        </draw:frame>
        <draw:frame draw:style-name="gr5" draw:layer="layout" svg:width="3.597cm" svg:height="3.095cm" svg:x="2.903cm" svg:y="14.805cm">
          <draw:text-box>
            <text:p>:weltein</text:p>
            <text:p>:weltzwei</text:p>
            <text:p>:weltdrei</text:p>
            <text:p>:eiwejfiowe</text:p>
          </draw:text-box>
        </draw:frame>
        <draw:frame draw:style-name="gr5" draw:layer="layout" svg:width="5.595cm" svg:height="0.962cm" svg:x="12.1cm" svg:y="14cm">
          <draw:text-box>
            <text:p>Welten als Spieler</text:p>
          </draw:text-box>
        </draw:frame>
        <draw:frame draw:style-name="gr5" draw:layer="layout" svg:width="3.597cm" svg:height="3.095cm" svg:x="2.6cm" svg:y="15.005cm">
          <draw:text-box>
            <text:p>:weltein</text:p>
            <text:p>:weltzwei</text:p>
            <text:p>:weltdrei</text:p>
            <text:p>:eiwejfiowe</text:p>
          </draw:text-box>
        </draw:frame>
        <draw:frame draw:style-name="gr5" draw:layer="layout" svg:width="3.597cm" svg:height="3.095cm" svg:x="12.1cm" svg:y="14.9cm">
          <draw:text-box>
            <text:p>:weltein</text:p>
            <text:p>:weltzwei</text:p>
            <text:p>:weltdrei</text:p>
            <text:p>:eiwejfiowe</text:p>
          </draw:text-box>
        </draw:frame>
        <draw:line draw:style-name="gr8" draw:text-style-name="P1" draw:layer="layout" svg:x1="16.3cm" svg:y1="26.4cm" svg:x2="16.9cm" svg:y2="26.4cm">
          <text:p/>
        </draw:line>
        <draw:line draw:style-name="gr8" draw:text-style-name="P1" draw:layer="layout" svg:x1="16.3cm" svg:y1="26.7cm" svg:x2="16.9cm" svg:y2="26.7cm">
          <text:p/>
        </draw:line>
        <draw:line draw:style-name="gr8" draw:text-style-name="P1" draw:layer="layout" svg:x1="16.3cm" svg:y1="26.6cm" svg:x2="16.9cm" svg:y2="26.6cm">
          <text:p/>
        </draw:line>
        <draw:frame draw:style-name="gr5" draw:text-style-name="P6" draw:layer="layout" svg:width="1.92cm" svg:height="0.725cm" svg:x="17.4cm" svg:y="25.372cm">
          <draw:text-box>
            <text:p><text:span text:style-name="T3">Log out</text:span></text:p>
          </draw:text-box>
        </draw:frame>
      </draw:page>
      <draw:page draw:name="page3" draw:style-name="dp1" draw:master-page-name="Standard">
        <draw:line draw:style-name="gr8" draw:text-style-name="P1" draw:layer="layout" svg:x1="4cm" svg:y1="6.309cm" svg:x2="15.9cm" svg:y2="6.309cm">
          <text:p/>
        </draw:line>
        <draw:line draw:style-name="gr8" draw:text-style-name="P1" draw:layer="layout" svg:x1="4cm" svg:y1="7.5cm" svg:x2="15.9cm" svg:y2="7.5cm">
          <text:p/>
        </draw:line>
        <draw:frame draw:style-name="gr5" draw:layer="layout" svg:width="3.808cm" svg:height="0.962cm" svg:x="3.998cm" svg:y="5.249cm">
          <draw:text-box>
            <text:p>Geographie</text:p>
          </draw:text-box>
        </draw:frame>
        <draw:frame draw:style-name="gr5" draw:layer="layout" svg:width="3.673cm" svg:height="0.962cm" svg:x="8.1cm" svg:y="5.3cm">
          <draw:text-box>
            <text:p>Geschichte</text:p>
          </draw:text-box>
        </draw:frame>
        <draw:frame draw:style-name="gr14" draw:layer="layout" svg:width="4.8cm" svg:height="0.962cm" svg:x="12.2cm" svg:y="5.3cm">
          <draw:text-box>
            <text:p>Kampagne</text:p>
          </draw:text-box>
        </draw:frame>
        <draw:frame draw:style-name="gr5" draw:layer="layout" svg:width="2.686cm" svg:height="0.962cm" svg:x="4.114cm" svg:y="6.5cm">
          <draw:text-box>
            <text:p>Objekte</text:p>
          </draw:text-box>
        </draw:frame>
        <draw:frame draw:style-name="gr5" draw:layer="layout" svg:width="1.84cm" svg:height="0.962cm" svg:x="8.344cm" svg:y="6.572cm">
          <draw:text-box>
            <text:p>NPC</text:p>
          </draw:text-box>
        </draw:frame>
        <draw:frame draw:style-name="gr5" draw:layer="layout" svg:width="2.614cm" svg:height="0.962cm" svg:x="12.3cm" svg:y="6.5cm">
          <draw:text-box>
            <text:p>Gegner</text:p>
          </draw:text-box>
        </draw:frame>
        <draw:frame draw:style-name="gr5" draw:layer="layout" svg:width="2.471cm" svg:height="0.962cm" svg:x="4.129cm" svg:y="7.838cm">
          <draw:text-box>
            <text:p>Spieler</text:p>
          </draw:text-box>
        </draw:frame>
        <draw:frame draw:style-name="gr5" draw:layer="layout" svg:width="3.635cm" svg:height="0.962cm" svg:x="8.365cm" svg:y="7.938cm">
          <draw:text-box>
            <text:p>Charaktere</text:p>
          </draw:text-box>
        </draw:frame>
        <draw:frame draw:style-name="gr5" draw:layer="layout" svg:width="3.461cm" svg:height="0.962cm" svg:x="12.4cm" svg:y="7.9cm">
          <draw:text-box>
            <text:p>Parameter</text:p>
          </draw:text-box>
        </draw:frame>
        <draw:line draw:style-name="gr8" draw:text-style-name="P1" draw:layer="layout" svg:x1="20.795cm" svg:y1="9.375cm" svg:x2="20.795cm" svg:y2="15.975cm">
          <text:p/>
        </draw:line>
        <draw:line draw:style-name="gr8" draw:text-style-name="P1" draw:layer="layout" svg:x1="19.195cm" svg:y1="16.075cm" svg:x2="34.095cm" svg:y2="16.075cm">
          <text:p/>
        </draw:line>
        <draw:line draw:style-name="gr8" draw:text-style-name="P1" draw:layer="layout" svg:x1="30.995cm" svg:y1="9.475cm" svg:x2="30.995cm" svg:y2="16.075cm">
          <text:p/>
        </draw:line>
        <draw:frame draw:style-name="gr14" draw:text-style-name="P6" draw:layer="layout" svg:width="3.828cm" svg:height="3.095cm" svg:x="18.1cm" svg:y="9.675cm">
          <draw:text-box>
            <text:p><text:span text:style-name="T3">:Welt</text:span></text:p>
            <text:p><text:span text:style-name="T3">|--Kontinent1</text:span></text:p>
            <text:p><text:span text:style-name="T3">|--Kontinent2</text:span></text:p>
            <text:p><text:span text:style-name="T3">|--|--Land1</text:span></text:p>
            <text:p><text:span text:style-name="T3"><text:s text:c="3"/></text:span><text:span text:style-name="T3">|--Land2</text:span></text:p>
            <text:p><text:span text:style-name="T3"><text:s text:c="3"/></text:span><text:span text:style-name="T3">|--Land3</text:span></text:p>
          </draw:text-box>
        </draw:frame>
        <draw:custom-shape draw:style-name="gr20" draw:text-style-name="P1" draw:layer="layout" svg:width="0.5cm" svg:height="0.4cm" svg:x="21.095cm" svg:y="9.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 draw:layer="layout" svg:width="0.5cm" svg:height="0.4cm" svg:x="22.295cm" svg:y="9.6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 draw:layer="layout" svg:width="0.3cm" svg:height="0.6cm" svg:x="21.795cm" svg:y="9.5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 draw:layer="layout" svg:width="0.9cm" svg:height="0.8cm" svg:x="22.795cm" svg:y="11.375cm">
          <text:p text:style-name="P1">ST</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1" draw:layer="layout" svg:width="0.9cm" svg:height="0.9cm" svg:x="27.195cm" svg:y="11.875cm">
          <text:p text:style-name="P1">k</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1" draw:layer="layout" svg:width="0.9cm" svg:height="0.9cm" svg:x="24.695cm" svg:y="13.975cm">
          <text:p text:style-name="P1">L</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line draw:style-name="gr8" draw:text-style-name="P1" draw:layer="layout" svg:x1="23.695cm" svg:y1="11.875cm" svg:x2="27.195cm" svg:y2="12.275cm">
          <text:p/>
        </draw:line>
        <draw:line draw:style-name="gr8" draw:text-style-name="P1" draw:layer="layout" svg:x1="25.495cm" svg:y1="14.175cm" svg:x2="27.395cm" svg:y2="12.675cm">
          <text:p/>
        </draw:line>
        <draw:custom-shape draw:style-name="gr19" draw:text-style-name="P1" draw:layer="layout" svg:width="0.9cm" svg:height="0.9cm" svg:x="24.595cm" svg:y="12.475cm">
          <text:p text:style-name="P1">M</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1" draw:layer="layout" svg:width="0.9cm" svg:height="0.8cm" svg:x="29.295cm" svg:y="9.575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14" draw:text-style-name="P6" draw:layer="layout" svg:width="3.608cm" svg:height="1.199cm" svg:x="30.995cm" svg:y="9.375cm">
          <draw:text-box>
            <text:p><text:span text:style-name="T3">Kürzel</text:span></text:p>
            <text:p><text:span text:style-name="T3">Ortschaftsname</text:span></text:p>
          </draw:text-box>
        </draw:frame>
        <draw:frame draw:style-name="gr21" draw:text-style-name="P6" draw:layer="layout" svg:width="2.9cm" svg:height="2.7cm" svg:x="31.195cm" svg:y="10.775cm">
          <draw:text-box>
            <text:p><text:span text:style-name="T3">Beschreibung,sadjd Adsjsajdlkjas Dkksajd</text:span></text:p>
          </draw:text-box>
        </draw:frame>
        <draw:frame draw:style-name="gr22" draw:text-style-name="P1" draw:layer="layout" svg:width="0.534cm" svg:height="0.551cm" svg:x="34.661cm" svg:y="9.424cm">
          <draw:image xlink:href="Pictures/100002010000002000000020B7C0B923.png" xlink:type="simple" xlink:show="embed" xlink:actuate="onLoad">
            <text:p/>
          </draw:image>
        </draw:frame>
        <draw:frame draw:style-name="gr22" draw:text-style-name="P1" draw:layer="layout" svg:width="0.534cm" svg:height="0.551cm" svg:x="34.561cm" svg:y="12.024cm">
          <draw:image xlink:href="Pictures/100002010000002000000020B7C0B923.png" xlink:type="simple" xlink:show="embed" xlink:actuate="onLoad">
            <text:p/>
          </draw:image>
        </draw:frame>
        <draw:frame draw:style-name="gr22" draw:text-style-name="P1" draw:layer="layout" svg:width="0.534cm" svg:height="0.551cm" svg:x="30.161cm" svg:y="15.275cm">
          <draw:image xlink:href="Pictures/100002010000002000000020B7C0B923.png" xlink:type="simple" xlink:show="embed" xlink:actuate="onLoad">
            <text:p/>
          </draw:image>
        </draw:frame>
        <draw:frame draw:style-name="gr22" draw:text-style-name="P1" draw:layer="layout" svg:width="0.534cm" svg:height="0.551cm" svg:x="20.095cm" svg:y="15.324cm">
          <draw:image xlink:href="Pictures/100002010000002000000020B7C0B923.png" xlink:type="simple" xlink:show="embed" xlink:actuate="onLoad">
            <text:p/>
          </draw:image>
        </draw:frame>
        <draw:frame draw:style-name="gr5" draw:layer="layout" svg:width="2.686cm" svg:height="0.962cm" svg:x="19.314cm" svg:y="16.675cm">
          <draw:text-box>
            <text:p>Objekte</text:p>
          </draw:text-box>
        </draw:frame>
        <draw:frame draw:style-name="gr5" draw:layer="layout" svg:width="1.84cm" svg:height="0.962cm" svg:x="23.16cm" svg:y="16.575cm">
          <draw:text-box>
            <text:p>NPC</text:p>
          </draw:text-box>
        </draw:frame>
        <draw:frame draw:style-name="gr5" draw:layer="layout" svg:width="2.614cm" svg:height="0.962cm" svg:x="26.8cm" svg:y="16.575cm">
          <draw:text-box>
            <text:p>Gegner</text:p>
          </draw:text-box>
        </draw:frame>
        <draw:frame draw:style-name="gr5" draw:layer="layout" svg:width="3.673cm" svg:height="0.962cm" svg:x="31.059cm" svg:y="16.558cm">
          <draw:text-box>
            <text:p>Geschichte</text:p>
          </draw:text-box>
        </draw:frame>
        <draw:frame draw:style-name="gr5" draw:text-style-name="P6" draw:layer="layout" svg:width="1.332cm" svg:height="0.725cm" svg:x="19.458cm" svg:y="18.301cm">
          <draw:text-box>
            <text:p><text:span text:style-name="T3">Item</text:span></text:p>
          </draw:text-box>
        </draw:frame>
        <draw:frame draw:style-name="gr5" draw:text-style-name="P6" draw:layer="layout" svg:width="1.332cm" svg:height="0.725cm" svg:x="23cm" svg:y="19.575cm">
          <draw:text-box>
            <text:p><text:span text:style-name="T3">Item</text:span></text:p>
          </draw:text-box>
        </draw:frame>
        <draw:frame draw:style-name="gr5" draw:text-style-name="P6" draw:layer="layout" svg:width="1.332cm" svg:height="0.725cm" svg:x="23.1cm" svg:y="18.875cm">
          <draw:text-box>
            <text:p><text:span text:style-name="T3">Item</text:span></text:p>
          </draw:text-box>
        </draw:frame>
        <draw:frame draw:style-name="gr5" draw:text-style-name="P6" draw:layer="layout" svg:width="1.332cm" svg:height="0.725cm" svg:x="23.1cm" svg:y="18.175cm">
          <draw:text-box>
            <text:p><text:span text:style-name="T3">Item</text:span></text:p>
          </draw:text-box>
        </draw:frame>
        <draw:frame draw:style-name="gr5" draw:text-style-name="P6" draw:layer="layout" svg:width="1.332cm" svg:height="0.725cm" svg:x="26.9cm" svg:y="19.35cm">
          <draw:text-box>
            <text:p><text:span text:style-name="T3">Item</text:span></text:p>
          </draw:text-box>
        </draw:frame>
        <draw:frame draw:style-name="gr5" draw:text-style-name="P6" draw:layer="layout" svg:width="1.332cm" svg:height="0.725cm" svg:x="26.968cm" svg:y="18.675cm">
          <draw:text-box>
            <text:p><text:span text:style-name="T3">Item</text:span></text:p>
          </draw:text-box>
        </draw:frame>
        <draw:frame draw:style-name="gr5" draw:text-style-name="P6" draw:layer="layout" svg:width="1.332cm" svg:height="0.725cm" svg:x="26.968cm" svg:y="18.075cm">
          <draw:text-box>
            <text:p><text:span text:style-name="T3">Item</text:span></text:p>
          </draw:text-box>
        </draw:frame>
        <draw:frame draw:style-name="gr5" draw:text-style-name="P6" draw:layer="layout" svg:width="1.332cm" svg:height="0.725cm" svg:x="31.168cm" svg:y="19.65cm">
          <draw:text-box>
            <text:p><text:span text:style-name="T3">Item</text:span></text:p>
          </draw:text-box>
        </draw:frame>
        <draw:frame draw:style-name="gr5" draw:text-style-name="P6" draw:layer="layout" svg:width="1.332cm" svg:height="0.725cm" svg:x="31.168cm" svg:y="18.975cm">
          <draw:text-box>
            <text:p><text:span text:style-name="T3">Item</text:span></text:p>
          </draw:text-box>
        </draw:frame>
        <draw:frame draw:style-name="gr5" draw:text-style-name="P6" draw:layer="layout" svg:width="1.332cm" svg:height="0.725cm" svg:x="31.168cm" svg:y="18.25cm">
          <draw:text-box>
            <text:p><text:span text:style-name="T3">Item</text:span></text:p>
          </draw:text-box>
        </draw:frame>
        <draw:frame draw:style-name="gr5" draw:text-style-name="P6" draw:layer="layout" svg:width="1.332cm" svg:height="0.725cm" svg:x="23.1cm" svg:y="17.575cm">
          <draw:text-box>
            <text:p><text:span text:style-name="T3">Item</text:span></text:p>
          </draw:text-box>
        </draw:frame>
        <draw:frame draw:style-name="gr23" draw:text-style-name="P6" draw:layer="layout" svg:width="1.332cm" svg:height="0.801cm" svg:x="26.968cm" svg:y="17.474cm">
          <draw:text-box>
            <text:p><text:span text:style-name="T3">Item</text:span></text:p>
          </draw:text-box>
        </draw:frame>
        <draw:frame draw:style-name="gr14" draw:text-style-name="P6" draw:layer="layout" svg:width="1.632cm" svg:height="0.725cm" svg:x="31.2cm" svg:y="17.575cm">
          <draw:text-box>
            <text:p><text:span text:style-name="T3">Item</text:span></text:p>
          </draw:text-box>
        </draw:frame>
        <draw:frame draw:style-name="gr5" draw:text-style-name="P6" draw:layer="layout" svg:width="1.332cm" svg:height="0.725cm" svg:x="19.414cm" svg:y="19.037cm">
          <draw:text-box>
            <text:p><text:span text:style-name="T3">Item</text:span></text:p>
          </draw:text-box>
        </draw:frame>
        <draw:frame draw:style-name="gr5" draw:text-style-name="P6" draw:layer="layout" svg:width="1.332cm" svg:height="0.725cm" svg:x="19.382cm" svg:y="19.712cm">
          <draw:text-box>
            <text:p><text:span text:style-name="T3">Item</text:span></text:p>
          </draw:text-box>
        </draw:frame>
        <draw:frame draw:style-name="gr24" draw:text-style-name="P6" draw:layer="layout" svg:width="1.532cm" svg:height="0.725cm" svg:x="19.414cm" svg:y="17.612cm">
          <draw:text-box>
            <text:p><text:span text:style-name="T3">Item</text:span></text:p>
          </draw:text-box>
        </draw:frame>
        <draw:line draw:style-name="gr8" draw:text-style-name="P1" draw:layer="layout" svg:x1="19.414cm" svg:y1="18.337cm" svg:x2="20.914cm" svg:y2="18.337cm">
          <text:p/>
        </draw:line>
        <draw:line draw:style-name="gr8" draw:text-style-name="P1" draw:layer="layout" svg:x1="19.414cm" svg:y1="19.037cm" svg:x2="20.914cm" svg:y2="19.037cm">
          <text:p/>
        </draw:line>
        <draw:line draw:style-name="gr8" draw:text-style-name="P1" draw:layer="layout" svg:x1="19.414cm" svg:y1="19.737cm" svg:x2="20.914cm" svg:y2="19.737cm">
          <text:p/>
        </draw:line>
        <draw:line draw:style-name="gr8" draw:text-style-name="P1" draw:layer="layout" svg:x1="23.1cm" svg:y1="18.275cm" svg:x2="24.5cm" svg:y2="18.275cm">
          <text:p/>
        </draw:line>
        <draw:line draw:style-name="gr8" draw:text-style-name="P1" draw:layer="layout" svg:x1="23.1cm" svg:y1="18.975cm" svg:x2="24.5cm" svg:y2="18.975cm">
          <text:p/>
        </draw:line>
        <draw:line draw:style-name="gr8" draw:text-style-name="P1" draw:layer="layout" svg:x1="23.1cm" svg:y1="19.575cm" svg:x2="24.6cm" svg:y2="19.575cm">
          <text:p/>
        </draw:line>
        <draw:line draw:style-name="gr8" draw:text-style-name="P1" draw:layer="layout" svg:x1="27cm" svg:y1="18.075cm" svg:x2="28.7cm" svg:y2="18.075cm">
          <text:p/>
        </draw:line>
        <draw:line draw:style-name="gr8" draw:text-style-name="P1" draw:layer="layout" svg:x1="26.9cm" svg:y1="18.675cm" svg:x2="28.6cm" svg:y2="18.675cm">
          <text:p/>
        </draw:line>
        <draw:line draw:style-name="gr8" draw:text-style-name="P1" draw:layer="layout" svg:x1="27cm" svg:y1="19.375cm" svg:x2="28.6cm" svg:y2="19.375cm">
          <text:p/>
        </draw:line>
        <draw:line draw:style-name="gr8" draw:text-style-name="P1" draw:layer="layout" svg:x1="31.3cm" svg:y1="18.275cm" svg:x2="33cm" svg:y2="18.275cm">
          <text:p/>
        </draw:line>
        <draw:line draw:style-name="gr8" draw:text-style-name="P1" draw:layer="layout" svg:x1="31.2cm" svg:y1="19.075cm" svg:x2="33cm" svg:y2="19.075cm">
          <text:p/>
        </draw:line>
        <draw:line draw:style-name="gr8" draw:text-style-name="P1" draw:layer="layout" svg:x1="31.2cm" svg:y1="19.775cm" svg:x2="33.1cm" svg:y2="19.775cm">
          <text:p/>
        </draw:line>
        <draw:frame draw:style-name="gr5" draw:layer="layout" svg:width="2.686cm" svg:height="0.962cm" svg:x="19.314cm" svg:y="16.675cm">
          <draw:text-box>
            <text:p>Objekte</text:p>
          </draw:text-box>
        </draw:frame>
        <draw:frame draw:style-name="gr5" draw:text-style-name="P6" draw:layer="layout" svg:width="1.332cm" svg:height="0.725cm" svg:x="19.458cm" svg:y="18.301cm">
          <draw:text-box>
            <text:p><text:span text:style-name="T3">Item</text:span></text:p>
          </draw:text-box>
        </draw:frame>
        <draw:frame draw:style-name="gr5" draw:text-style-name="P6" draw:layer="layout" svg:width="1.332cm" svg:height="0.725cm" svg:x="19.414cm" svg:y="19.037cm">
          <draw:text-box>
            <text:p><text:span text:style-name="T3">Item</text:span></text:p>
          </draw:text-box>
        </draw:frame>
        <draw:frame draw:style-name="gr5" draw:text-style-name="P6" draw:layer="layout" svg:width="1.332cm" svg:height="0.725cm" svg:x="19.382cm" svg:y="19.712cm">
          <draw:text-box>
            <text:p><text:span text:style-name="T3">Item</text:span></text:p>
          </draw:text-box>
        </draw:frame>
        <draw:frame draw:style-name="gr24" draw:text-style-name="P6" draw:layer="layout" svg:width="1.532cm" svg:height="0.725cm" svg:x="19.414cm" svg:y="17.612cm">
          <draw:text-box>
            <text:p><text:span text:style-name="T3">Item</text:span></text:p>
          </draw:text-box>
        </draw:frame>
        <draw:line draw:style-name="gr8" draw:text-style-name="P1" draw:layer="layout" svg:x1="19.414cm" svg:y1="18.337cm" svg:x2="20.914cm" svg:y2="18.337cm">
          <text:p/>
        </draw:line>
        <draw:line draw:style-name="gr8" draw:text-style-name="P1" draw:layer="layout" svg:x1="19.414cm" svg:y1="19.037cm" svg:x2="20.914cm" svg:y2="19.037cm">
          <text:p/>
        </draw:line>
        <draw:line draw:style-name="gr8" draw:text-style-name="P1" draw:layer="layout" svg:x1="19.414cm" svg:y1="19.737cm" svg:x2="20.914cm" svg:y2="19.737cm">
          <text:p/>
        </draw:line>
        <draw:frame draw:style-name="gr5" draw:layer="layout" svg:width="2.686cm" svg:height="0.962cm" svg:x="1.414cm" svg:y="22.938cm">
          <draw:text-box>
            <text:p>Objekte</text:p>
          </draw:text-box>
        </draw:frame>
        <draw:frame draw:style-name="gr14" draw:text-style-name="P6" draw:layer="layout" svg:width="2.042cm" svg:height="0.725cm" svg:x="1.558cm" svg:y="24.564cm">
          <draw:text-box>
            <text:p><text:span text:style-name="T3">Item</text:span></text:p>
          </draw:text-box>
        </draw:frame>
        <draw:frame draw:style-name="gr5" draw:text-style-name="P6" draw:layer="layout" svg:width="1.332cm" svg:height="0.725cm" svg:x="1.514cm" svg:y="25.3cm">
          <draw:text-box>
            <text:p><text:span text:style-name="T3">Item</text:span></text:p>
          </draw:text-box>
        </draw:frame>
        <draw:frame draw:style-name="gr5" draw:text-style-name="P6" draw:layer="layout" svg:width="1.332cm" svg:height="0.725cm" svg:x="1.482cm" svg:y="25.975cm">
          <draw:text-box>
            <text:p><text:span text:style-name="T3">Item</text:span></text:p>
          </draw:text-box>
        </draw:frame>
        <draw:frame draw:style-name="gr24" draw:text-style-name="P6" draw:layer="layout" svg:width="1.532cm" svg:height="0.725cm" svg:x="1.514cm" svg:y="23.875cm">
          <draw:text-box>
            <text:p><text:span text:style-name="T3">Item</text:span></text:p>
          </draw:text-box>
        </draw:frame>
        <draw:line draw:style-name="gr8" draw:text-style-name="P1" draw:layer="layout" svg:x1="1.514cm" svg:y1="24.6cm" svg:x2="3.014cm" svg:y2="24.6cm">
          <text:p/>
        </draw:line>
        <draw:line draw:style-name="gr8" draw:text-style-name="P1" draw:layer="layout" svg:x1="1.514cm" svg:y1="25.3cm" svg:x2="3.014cm" svg:y2="25.3cm">
          <text:p/>
        </draw:line>
        <draw:line draw:style-name="gr8" draw:text-style-name="P1" draw:layer="layout" svg:x1="1.514cm" svg:y1="26cm" svg:x2="3.014cm" svg:y2="26cm">
          <text:p/>
        </draw:line>
        <draw:frame draw:style-name="gr5" draw:layer="layout" svg:width="2.686cm" svg:height="0.962cm" svg:x="1.414cm" svg:y="22.938cm">
          <draw:text-box>
            <text:p>Objekte</text:p>
          </draw:text-box>
        </draw:frame>
        <draw:frame draw:style-name="gr14" draw:text-style-name="P6" draw:layer="layout" svg:width="1.942cm" svg:height="0.725cm" svg:x="1.558cm" svg:y="24.564cm">
          <draw:text-box>
            <text:p><text:span text:style-name="T3">Item2</text:span></text:p>
          </draw:text-box>
        </draw:frame>
        <draw:frame draw:style-name="gr14" draw:text-style-name="P6" draw:layer="layout" svg:width="2.286cm" svg:height="0.725cm" svg:x="1.514cm" svg:y="25.3cm">
          <draw:text-box>
            <text:p><text:span text:style-name="T3">Item3</text:span></text:p>
          </draw:text-box>
        </draw:frame>
        <draw:frame draw:style-name="gr14" draw:text-style-name="P6" draw:layer="layout" svg:width="2.118cm" svg:height="0.725cm" svg:x="1.482cm" svg:y="25.975cm">
          <draw:text-box>
            <text:p><text:span text:style-name="T3">Item4</text:span></text:p>
          </draw:text-box>
        </draw:frame>
        <draw:frame draw:style-name="gr24" draw:text-style-name="P6" draw:layer="layout" svg:width="1.986cm" svg:height="0.725cm" svg:x="1.514cm" svg:y="23.875cm">
          <draw:text-box>
            <text:p><text:span text:style-name="T3">Item1</text:span></text:p>
          </draw:text-box>
        </draw:frame>
        <draw:line draw:style-name="gr8" draw:text-style-name="P1" draw:layer="layout" svg:x1="1.514cm" svg:y1="24.6cm" svg:x2="3.014cm" svg:y2="24.6cm">
          <text:p/>
        </draw:line>
        <draw:line draw:style-name="gr8" draw:text-style-name="P1" draw:layer="layout" svg:x1="1.514cm" svg:y1="25.3cm" svg:x2="3.014cm" svg:y2="25.3cm">
          <text:p/>
        </draw:line>
        <draw:line draw:style-name="gr8" draw:text-style-name="P1" draw:layer="layout" svg:x1="1.514cm" svg:y1="26cm" svg:x2="3.014cm" svg:y2="26cm">
          <text:p/>
        </draw:line>
        <draw:line draw:style-name="gr25" draw:text-style-name="P1" draw:layer="layout" svg:x1="2.5cm" svg:y1="24.9cm" svg:x2="4.9cm" svg:y2="22.1cm">
          <text:p/>
        </draw:line>
        <draw:frame draw:style-name="gr5" draw:text-style-name="P6" draw:layer="layout" svg:width="2.691cm" svg:height="0.725cm" svg:x="4.1cm" svg:y="21cm">
          <draw:text-box>
            <text:p><text:span text:style-name="T3">Hier klicken</text:span></text:p>
          </draw:text-box>
        </draw:frame>
        <draw:line draw:style-name="gr26" draw:text-style-name="P1" draw:layer="layout" svg:x1="5.8cm" svg:y1="24.7cm" svg:x2="11cm" svg:y2="24.7cm">
          <text:p/>
        </draw:line>
        <draw:frame draw:style-name="gr5" draw:text-style-name="P6" draw:layer="layout" svg:width="1.967cm" svg:height="0.725cm" svg:x="7cm" svg:y="24cm">
          <draw:text-box>
            <text:p><text:span text:style-name="T3">Danach</text:span></text:p>
          </draw:text-box>
        </draw:frame>
        <draw:frame draw:style-name="gr5" draw:layer="layout" svg:width="2.686cm" svg:height="0.962cm" svg:x="12.5cm" svg:y="23.2cm">
          <draw:text-box>
            <text:p>Objekte</text:p>
          </draw:text-box>
        </draw:frame>
        <draw:frame draw:style-name="gr14" draw:text-style-name="P6" draw:layer="layout" svg:width="2.042cm" svg:height="0.725cm" svg:x="12.644cm" svg:y="24.826cm">
          <draw:text-box>
            <text:p><text:span text:style-name="T3">Item</text:span></text:p>
          </draw:text-box>
        </draw:frame>
        <draw:frame draw:style-name="gr5" draw:text-style-name="P6" draw:layer="layout" svg:width="1.569cm" svg:height="0.725cm" svg:x="12.632cm" svg:y="27.2cm">
          <draw:text-box>
            <text:p><text:span text:style-name="T3">Item3</text:span></text:p>
          </draw:text-box>
        </draw:frame>
        <draw:frame draw:style-name="gr5" draw:text-style-name="P6" draw:layer="layout" svg:width="1.569cm" svg:height="0.725cm" svg:x="12.6cm" svg:y="27.875cm">
          <draw:text-box>
            <text:p><text:span text:style-name="T3">Item4</text:span></text:p>
          </draw:text-box>
        </draw:frame>
        <draw:frame draw:style-name="gr24" draw:text-style-name="P6" draw:layer="layout" svg:width="1.532cm" svg:height="0.725cm" svg:x="12.6cm" svg:y="24.137cm">
          <draw:text-box>
            <text:p><text:span text:style-name="T3">Item</text:span></text:p>
          </draw:text-box>
        </draw:frame>
        <draw:line draw:style-name="gr8" draw:text-style-name="P1" draw:layer="layout" svg:x1="12.6cm" svg:y1="24.862cm" svg:x2="14.1cm" svg:y2="24.862cm">
          <text:p/>
        </draw:line>
        <draw:line draw:style-name="gr8" draw:text-style-name="P1" draw:layer="layout" svg:x1="12.632cm" svg:y1="27.2cm" svg:x2="14.132cm" svg:y2="27.2cm">
          <text:p/>
        </draw:line>
        <draw:line draw:style-name="gr8" draw:text-style-name="P1" draw:layer="layout" svg:x1="12.632cm" svg:y1="27.9cm" svg:x2="14.132cm" svg:y2="27.9cm">
          <text:p/>
        </draw:line>
        <draw:frame draw:style-name="gr5" draw:layer="layout" svg:width="2.686cm" svg:height="0.962cm" svg:x="12.5cm" svg:y="23.2cm">
          <draw:text-box>
            <text:p>Objekte</text:p>
          </draw:text-box>
        </draw:frame>
        <draw:frame draw:style-name="gr14" draw:text-style-name="P6" draw:layer="layout" svg:width="1.942cm" svg:height="0.725cm" svg:x="12.644cm" svg:y="24.826cm">
          <draw:text-box>
            <text:p><text:span text:style-name="T3">Item2</text:span></text:p>
          </draw:text-box>
        </draw:frame>
        <draw:frame draw:style-name="gr24" draw:text-style-name="P6" draw:layer="layout" svg:width="1.986cm" svg:height="0.725cm" svg:x="12.6cm" svg:y="24.137cm">
          <draw:text-box>
            <text:p><text:span text:style-name="T3">Item1</text:span></text:p>
          </draw:text-box>
        </draw:frame>
        <draw:line draw:style-name="gr8" draw:text-style-name="P1" draw:layer="layout" svg:x1="12.6cm" svg:y1="24.862cm" svg:x2="14.1cm" svg:y2="24.862cm">
          <text:p/>
        </draw:line>
        <draw:line draw:style-name="gr8" draw:text-style-name="P1" draw:layer="layout" svg:x1="12.632cm" svg:y1="27.2cm" svg:x2="14.132cm" svg:y2="27.2cm">
          <text:p/>
        </draw:line>
        <draw:line draw:style-name="gr8" draw:text-style-name="P1" draw:layer="layout" svg:x1="12.632cm" svg:y1="27.9cm" svg:x2="14.132cm" svg:y2="27.9cm">
          <text:p/>
        </draw:line>
        <draw:frame draw:style-name="gr27" draw:text-style-name="P7" draw:layer="layout" svg:width="3.3cm" svg:height="1.6cm" svg:x="12.6cm" svg:y="25.4cm">
          <draw:text-box>
            <text:p><text:span text:style-name="T7">Beschreibung saldlasd asdlashd lash dlash dlksahd laskhd laskhd sl</text:span></text:p>
          </draw:text-box>
        </draw:frame>
        <draw:custom-shape draw:style-name="gr19" draw:text-style-name="P1" draw:layer="layout" svg:width="0.9cm" svg:height="0.8cm" svg:x="21.9cm" svg:y="16.7cm">
          <text:p text:style-name="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999cm" svg:height="0.8cm" svg:x="25.301cm" svg:y="16.6cm">
          <text:p text:style-name="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9cm" svg:height="0.8cm" svg:x="29.6cm" svg:y="16.7cm">
          <text:p text:style-name="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9cm" svg:height="0.8cm" svg:x="34.9cm" svg:y="16.7cm">
          <text:p text:style-name="P1">+</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Standard">
        <draw:line draw:style-name="gr8" draw:text-style-name="P1" draw:layer="layout" svg:x1="3.996cm" svg:y1="10.7cm" svg:x2="3.996cm" svg:y2="17.3cm">
          <text:p/>
        </draw:line>
        <draw:line draw:style-name="gr8" draw:text-style-name="P1" draw:layer="layout" svg:x1="2.396cm" svg:y1="17.4cm" svg:x2="17.296cm" svg:y2="17.4cm">
          <text:p/>
        </draw:line>
        <draw:frame draw:style-name="gr14" draw:text-style-name="P6" draw:layer="layout" svg:width="3.828cm" svg:height="3.569cm" svg:x="1.301cm" svg:y="11cm">
          <draw:text-box>
            <text:p><text:span text:style-name="T3">:Welt</text:span></text:p>
            <text:p><text:span text:style-name="T3">|--Epoche1</text:span></text:p>
            <text:p><text:span text:style-name="T3">|--Epoche2</text:span></text:p>
            <text:p><text:span text:style-name="T3">|--|--Mythos1</text:span></text:p>
            <text:p><text:span text:style-name="T3"><text:s text:c="3"/></text:span><text:span text:style-name="T3">|--Sage1</text:span></text:p>
            <text:p><text:span text:style-name="T3"><text:s text:c="3"/></text:span><text:span text:style-name="T3">|--Könige</text:span></text:p>
            <text:p><text:span text:style-name="T3">|--Epoche3</text:span></text:p>
          </draw:text-box>
        </draw:frame>
        <draw:frame draw:style-name="gr14" draw:text-style-name="P6" draw:layer="layout" svg:width="9.208cm" svg:height="0.725cm" svg:x="4.292cm" svg:y="10.701cm">
          <draw:text-box>
            <text:p><text:span text:style-name="T3">Titel des Geschichts abshcnittes (399 v.a)</text:span></text:p>
          </draw:text-box>
        </draw:frame>
        <draw:frame draw:style-name="gr28" draw:text-style-name="P6" draw:layer="layout" svg:width="12cm" svg:height="5cm" svg:x="4.3cm" svg:y="11.6cm">
          <draw:text-box>
            <text:p><text:span text:style-name="T3">Lorem ipsum dolor sit amet, consectetur adipiscing elit. Proin at hendrerit justo. Duis nisl dolor, rutrum et mollis eu, mollis eu eros. Vestibulum ante ipsum primis in faucibus orci luctus et ultrices posuere cubilia Curae; Ut vel varius libero, vel maximus ex. Etiam eu orci ac tellus elementum interdum. Etiam felis dui, mattis sed magna sed, cursus consectetur ipsum. Suspendisse luctus sagittis rhoncus. Integer non sodales lectus. </text:span></text:p>
          </draw:text-box>
        </draw:frame>
        <draw:frame draw:style-name="gr22" draw:text-style-name="P1" draw:layer="layout" svg:width="0.534cm" svg:height="0.551cm" svg:x="15.566cm" svg:y="10.8cm">
          <draw:image xlink:href="Pictures/100002010000002000000020B7C0B923.png" xlink:type="simple" xlink:show="embed" xlink:actuate="onLoad">
            <text:p/>
          </draw:image>
        </draw:frame>
        <draw:frame draw:style-name="gr22" draw:text-style-name="P1" draw:layer="layout" svg:width="0.534cm" svg:height="0.551cm" svg:x="16.466cm" svg:y="16.5cm">
          <draw:image xlink:href="Pictures/100002010000002000000020B7C0B923.png" xlink:type="simple" xlink:show="embed" xlink:actuate="onLoad">
            <text:p/>
          </draw:image>
        </draw:frame>
        <draw:frame draw:style-name="gr22" draw:text-style-name="P1" draw:layer="layout" svg:width="0.534cm" svg:height="0.551cm" svg:x="3.296cm" svg:y="16.649cm">
          <draw:image xlink:href="Pictures/100002010000002000000020B7C0B923.png" xlink:type="simple" xlink:show="embed" xlink:actuate="onLoad">
            <text:p/>
          </draw:image>
        </draw:frame>
        <draw:frame draw:style-name="gr5" draw:layer="layout" svg:width="2.686cm" svg:height="0.962cm" svg:x="2.515cm" svg:y="18cm">
          <draw:text-box>
            <text:p>Objekte</text:p>
          </draw:text-box>
        </draw:frame>
        <draw:frame draw:style-name="gr5" draw:layer="layout" svg:width="1.84cm" svg:height="0.962cm" svg:x="6.361cm" svg:y="17.9cm">
          <draw:text-box>
            <text:p>NPC</text:p>
          </draw:text-box>
        </draw:frame>
        <draw:frame draw:style-name="gr5" draw:layer="layout" svg:width="2.614cm" svg:height="0.962cm" svg:x="10.001cm" svg:y="17.9cm">
          <draw:text-box>
            <text:p>Gegner</text:p>
          </draw:text-box>
        </draw:frame>
        <draw:frame draw:style-name="gr5" draw:layer="layout" svg:width="3.673cm" svg:height="0.962cm" svg:x="14.26cm" svg:y="17.883cm">
          <draw:text-box>
            <text:p>Geschichte</text:p>
          </draw:text-box>
        </draw:frame>
        <draw:frame draw:style-name="gr5" draw:text-style-name="P6" draw:layer="layout" svg:width="1.332cm" svg:height="0.725cm" svg:x="2.659cm" svg:y="19.626cm">
          <draw:text-box>
            <text:p><text:span text:style-name="T3">Item</text:span></text:p>
          </draw:text-box>
        </draw:frame>
        <draw:frame draw:style-name="gr5" draw:text-style-name="P6" draw:layer="layout" svg:width="1.332cm" svg:height="0.725cm" svg:x="6.301cm" svg:y="20.2cm">
          <draw:text-box>
            <text:p><text:span text:style-name="T3">Item</text:span></text:p>
          </draw:text-box>
        </draw:frame>
        <draw:frame draw:style-name="gr5" draw:text-style-name="P6" draw:layer="layout" svg:width="1.332cm" svg:height="0.725cm" svg:x="6.301cm" svg:y="19.5cm">
          <draw:text-box>
            <text:p><text:span text:style-name="T3">Item</text:span></text:p>
          </draw:text-box>
        </draw:frame>
        <draw:frame draw:style-name="gr5" draw:text-style-name="P6" draw:layer="layout" svg:width="1.332cm" svg:height="0.725cm" svg:x="10.169cm" svg:y="20cm">
          <draw:text-box>
            <text:p><text:span text:style-name="T3">Item</text:span></text:p>
          </draw:text-box>
        </draw:frame>
        <draw:frame draw:style-name="gr5" draw:text-style-name="P6" draw:layer="layout" svg:width="1.332cm" svg:height="0.725cm" svg:x="10.169cm" svg:y="19.4cm">
          <draw:text-box>
            <text:p><text:span text:style-name="T3">Item</text:span></text:p>
          </draw:text-box>
        </draw:frame>
        <draw:frame draw:style-name="gr5" draw:text-style-name="P6" draw:layer="layout" svg:width="1.332cm" svg:height="0.725cm" svg:x="14.369cm" svg:y="20.3cm">
          <draw:text-box>
            <text:p><text:span text:style-name="T3">Item</text:span></text:p>
          </draw:text-box>
        </draw:frame>
        <draw:frame draw:style-name="gr5" draw:text-style-name="P6" draw:layer="layout" svg:width="1.332cm" svg:height="0.725cm" svg:x="14.369cm" svg:y="19.575cm">
          <draw:text-box>
            <text:p><text:span text:style-name="T3">Item</text:span></text:p>
          </draw:text-box>
        </draw:frame>
        <draw:frame draw:style-name="gr5" draw:text-style-name="P6" draw:layer="layout" svg:width="1.332cm" svg:height="0.725cm" svg:x="6.301cm" svg:y="18.9cm">
          <draw:text-box>
            <text:p><text:span text:style-name="T3">Item</text:span></text:p>
          </draw:text-box>
        </draw:frame>
        <draw:frame draw:style-name="gr23" draw:text-style-name="P6" draw:layer="layout" svg:width="1.332cm" svg:height="0.801cm" svg:x="10.169cm" svg:y="18.799cm">
          <draw:text-box>
            <text:p><text:span text:style-name="T3">Item</text:span></text:p>
          </draw:text-box>
        </draw:frame>
        <draw:frame draw:style-name="gr14" draw:text-style-name="P6" draw:layer="layout" svg:width="1.632cm" svg:height="0.725cm" svg:x="14.401cm" svg:y="18.9cm">
          <draw:text-box>
            <text:p><text:span text:style-name="T3">Item</text:span></text:p>
          </draw:text-box>
        </draw:frame>
        <draw:frame draw:style-name="gr5" draw:text-style-name="P6" draw:layer="layout" svg:width="1.332cm" svg:height="0.725cm" svg:x="2.615cm" svg:y="20.362cm">
          <draw:text-box>
            <text:p><text:span text:style-name="T3">Item</text:span></text:p>
          </draw:text-box>
        </draw:frame>
        <draw:frame draw:style-name="gr24" draw:text-style-name="P6" draw:layer="layout" svg:width="1.532cm" svg:height="0.725cm" svg:x="2.615cm" svg:y="18.937cm">
          <draw:text-box>
            <text:p><text:span text:style-name="T3">Item</text:span></text:p>
          </draw:text-box>
        </draw:frame>
        <draw:line draw:style-name="gr8" draw:text-style-name="P1" draw:layer="layout" svg:x1="2.615cm" svg:y1="19.662cm" svg:x2="4.115cm" svg:y2="19.662cm">
          <text:p/>
        </draw:line>
        <draw:line draw:style-name="gr8" draw:text-style-name="P1" draw:layer="layout" svg:x1="2.615cm" svg:y1="20.362cm" svg:x2="4.115cm" svg:y2="20.362cm">
          <text:p/>
        </draw:line>
        <draw:line draw:style-name="gr8" draw:text-style-name="P1" draw:layer="layout" svg:x1="2.615cm" svg:y1="21.062cm" svg:x2="4.115cm" svg:y2="21.062cm">
          <text:p/>
        </draw:line>
        <draw:line draw:style-name="gr8" draw:text-style-name="P1" draw:layer="layout" svg:x1="6.301cm" svg:y1="19.6cm" svg:x2="7.701cm" svg:y2="19.6cm">
          <text:p/>
        </draw:line>
        <draw:line draw:style-name="gr8" draw:text-style-name="P1" draw:layer="layout" svg:x1="6.301cm" svg:y1="20.3cm" svg:x2="7.701cm" svg:y2="20.3cm">
          <text:p/>
        </draw:line>
        <draw:line draw:style-name="gr8" draw:text-style-name="P1" draw:layer="layout" svg:x1="6.301cm" svg:y1="20.9cm" svg:x2="7.801cm" svg:y2="20.9cm">
          <text:p/>
        </draw:line>
        <draw:line draw:style-name="gr8" draw:text-style-name="P1" draw:layer="layout" svg:x1="10.201cm" svg:y1="19.4cm" svg:x2="11.901cm" svg:y2="19.4cm">
          <text:p/>
        </draw:line>
        <draw:line draw:style-name="gr8" draw:text-style-name="P1" draw:layer="layout" svg:x1="10.101cm" svg:y1="20cm" svg:x2="11.801cm" svg:y2="20cm">
          <text:p/>
        </draw:line>
        <draw:line draw:style-name="gr8" draw:text-style-name="P1" draw:layer="layout" svg:x1="10.201cm" svg:y1="20.7cm" svg:x2="11.801cm" svg:y2="20.7cm">
          <text:p/>
        </draw:line>
        <draw:line draw:style-name="gr8" draw:text-style-name="P1" draw:layer="layout" svg:x1="14.501cm" svg:y1="19.6cm" svg:x2="16.201cm" svg:y2="19.6cm">
          <text:p/>
        </draw:line>
        <draw:line draw:style-name="gr8" draw:text-style-name="P1" draw:layer="layout" svg:x1="14.401cm" svg:y1="20.4cm" svg:x2="16.201cm" svg:y2="20.4cm">
          <text:p/>
        </draw:line>
        <draw:line draw:style-name="gr8" draw:text-style-name="P1" draw:layer="layout" svg:x1="14.401cm" svg:y1="21.1cm" svg:x2="16.301cm" svg:y2="21.1cm">
          <text:p/>
        </draw:line>
        <draw:frame draw:style-name="gr5" draw:layer="layout" svg:width="2.686cm" svg:height="0.962cm" svg:x="2.515cm" svg:y="18cm">
          <draw:text-box>
            <text:p>Objekte</text:p>
          </draw:text-box>
        </draw:frame>
        <draw:frame draw:style-name="gr5" draw:text-style-name="P6" draw:layer="layout" svg:width="1.332cm" svg:height="0.725cm" svg:x="2.659cm" svg:y="19.626cm">
          <draw:text-box>
            <text:p><text:span text:style-name="T3">Item</text:span></text:p>
          </draw:text-box>
        </draw:frame>
        <draw:frame draw:style-name="gr5" draw:text-style-name="P6" draw:layer="layout" svg:width="1.332cm" svg:height="0.725cm" svg:x="2.615cm" svg:y="20.362cm">
          <draw:text-box>
            <text:p><text:span text:style-name="T3">Item</text:span></text:p>
          </draw:text-box>
        </draw:frame>
        <draw:frame draw:style-name="gr24" draw:text-style-name="P6" draw:layer="layout" svg:width="1.532cm" svg:height="0.725cm" svg:x="2.615cm" svg:y="18.937cm">
          <draw:text-box>
            <text:p><text:span text:style-name="T3">Item</text:span></text:p>
          </draw:text-box>
        </draw:frame>
        <draw:line draw:style-name="gr8" draw:text-style-name="P1" draw:layer="layout" svg:x1="2.615cm" svg:y1="19.662cm" svg:x2="4.115cm" svg:y2="19.662cm">
          <text:p/>
        </draw:line>
        <draw:line draw:style-name="gr8" draw:text-style-name="P1" draw:layer="layout" svg:x1="2.615cm" svg:y1="20.362cm" svg:x2="4.115cm" svg:y2="20.362cm">
          <text:p/>
        </draw:line>
        <draw:line draw:style-name="gr8" draw:text-style-name="P1" draw:layer="layout" svg:x1="2.615cm" svg:y1="21.062cm" svg:x2="4.115cm" svg:y2="21.062cm">
          <text:p/>
        </draw:line>
        <draw:custom-shape draw:style-name="gr20" draw:text-style-name="P1" draw:layer="layout" svg:width="0.9cm" svg:height="0.8cm" svg:x="5.3cm" svg:y="17.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5.325cm" svg:y="17.938cm">
          <draw:text-box>
            <text:p>+</text:p>
          </draw:text-box>
        </draw:frame>
        <draw:custom-shape draw:style-name="gr20" draw:text-style-name="P1" draw:layer="layout" svg:width="0.9cm" svg:height="0.8cm" svg:x="8.6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8.62cm" svg:y="17.901cm">
          <draw:text-box>
            <text:p>+</text:p>
          </draw:text-box>
        </draw:frame>
        <draw:custom-shape draw:style-name="gr20" draw:text-style-name="P1" draw:layer="layout" svg:width="0.9cm" svg:height="0.8cm" svg:x="12.8cm" svg:y="17.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2.825cm" svg:y="17.938cm">
          <draw:text-box>
            <text:p>+</text:p>
          </draw:text-box>
        </draw:frame>
        <draw:custom-shape draw:style-name="gr20" draw:text-style-name="P1" draw:layer="layout" svg:width="0.9cm" svg:height="0.8cm" svg:x="17.9cm" svg:y="1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7.925cm" svg:y="17.8cm">
          <draw:text-box>
            <text:p>+</text:p>
          </draw:text-box>
        </draw:frame>
        <draw:custom-shape draw:style-name="gr20" draw:text-style-name="P1" draw:layer="layout" svg:width="0.9cm" svg:height="0.8cm" svg:x="14cm" svg:y="10.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4.025cm" svg:y="10.5cm">
          <draw:text-box>
            <text:p>+</text:p>
          </draw:text-box>
        </draw:frame>
      </draw:page>
      <draw:page draw:name="page5" draw:style-name="dp1" draw:master-page-name="Standard">
        <draw:line draw:style-name="gr8" draw:text-style-name="P1" draw:layer="layout" svg:x1="3.8cm" svg:y1="1.7cm" svg:x2="3.8cm" svg:y2="8.3cm">
          <text:p/>
        </draw:line>
        <draw:line draw:style-name="gr8" draw:text-style-name="P1" draw:layer="layout" svg:x1="2.2cm" svg:y1="8.4cm" svg:x2="17.1cm" svg:y2="8.4cm">
          <text:p/>
        </draw:line>
        <draw:line draw:style-name="gr8" draw:text-style-name="P1" draw:layer="layout" svg:x1="11.5cm" svg:y1="1.8cm" svg:x2="11.5cm" svg:y2="8.4cm">
          <text:p/>
        </draw:line>
        <draw:frame draw:style-name="gr14" draw:text-style-name="P6" draw:layer="layout" svg:width="3.828cm" svg:height="3.095cm" svg:x="1.105cm" svg:y="2cm">
          <draw:text-box>
            <text:p><text:span text:style-name="T3">Kampagne</text:span></text:p>
            <text:p><text:span text:style-name="T3">|--Buch1</text:span></text:p>
            <text:p><text:span text:style-name="T3">|--Buch2</text:span></text:p>
            <text:p><text:span text:style-name="T3">|--|--Kapitel1</text:span></text:p>
            <text:p><text:span text:style-name="T3"><text:s text:c="3"/></text:span><text:span text:style-name="T3">|--Kapitel2</text:span></text:p>
            <text:p><text:span text:style-name="T3"><text:s text:c="3"/></text:span><text:span text:style-name="T3">|--Kapitel3</text:span></text:p>
          </draw:text-box>
        </draw:frame>
        <draw:custom-shape draw:style-name="gr20" draw:text-style-name="P1" draw:layer="layout" svg:width="0.9cm" svg:height="0.8cm" svg:x="10.2cm" svg:y="1.8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14" draw:text-style-name="P6" draw:layer="layout" svg:width="3.608cm" svg:height="0.725cm" svg:x="11.9cm" svg:y="1.775cm">
          <draw:text-box>
            <text:p><text:span text:style-name="T3">Abschnitt</text:span></text:p>
          </draw:text-box>
        </draw:frame>
        <draw:frame draw:style-name="gr21" draw:text-style-name="P6" draw:layer="layout" svg:width="6.4cm" svg:height="3.095cm" svg:x="11.9cm" svg:y="2.605cm">
          <draw:text-box>
            <text:p><text:span text:style-name="T3">Sie laufen auf dem Weg und sehen wie der Herbst den Bäumen die Blätter abnimmt, ob sie dabei sehen das nicht weit vom Weg eine Höhle sich befindet</text:span></text:p>
          </draw:text-box>
        </draw:frame>
        <draw:frame draw:style-name="gr22" draw:text-style-name="P1" draw:layer="layout" svg:width="0.534cm" svg:height="0.551cm" svg:x="17.666cm" svg:y="1.749cm">
          <draw:image xlink:href="Pictures/100002010000002000000020B7C0B923.png" xlink:type="simple" xlink:show="embed" xlink:actuate="onLoad">
            <text:p/>
          </draw:image>
        </draw:frame>
        <draw:frame draw:style-name="gr22" draw:text-style-name="P1" draw:layer="layout" svg:width="0.534cm" svg:height="0.551cm" svg:x="17.566cm" svg:y="2.7cm">
          <draw:image xlink:href="Pictures/100002010000002000000020B7C0B923.png" xlink:type="simple" xlink:show="embed" xlink:actuate="onLoad">
            <text:p/>
          </draw:image>
        </draw:frame>
        <draw:frame draw:style-name="gr22" draw:text-style-name="P1" draw:layer="layout" svg:width="0.534cm" svg:height="0.551cm" svg:x="9.866cm" svg:y="7.7cm">
          <draw:image xlink:href="Pictures/100002010000002000000020B7C0B923.png" xlink:type="simple" xlink:show="embed" xlink:actuate="onLoad">
            <text:p/>
          </draw:image>
        </draw:frame>
        <draw:frame draw:style-name="gr22" draw:text-style-name="P1" draw:layer="layout" svg:width="0.534cm" svg:height="0.551cm" svg:x="3.1cm" svg:y="7.649cm">
          <draw:image xlink:href="Pictures/100002010000002000000020B7C0B923.png" xlink:type="simple" xlink:show="embed" xlink:actuate="onLoad">
            <text:p/>
          </draw:image>
        </draw:frame>
        <draw:frame draw:style-name="gr5" draw:layer="layout" svg:width="2.686cm" svg:height="0.962cm" svg:x="-0.1cm" svg:y="9cm">
          <draw:text-box>
            <text:p>Objekte</text:p>
          </draw:text-box>
        </draw:frame>
        <draw:frame draw:style-name="gr5" draw:layer="layout" svg:width="1.84cm" svg:height="0.962cm" svg:x="3.746cm" svg:y="8.9cm">
          <draw:text-box>
            <text:p>NPC</text:p>
          </draw:text-box>
        </draw:frame>
        <draw:frame draw:style-name="gr5" draw:layer="layout" svg:width="2.614cm" svg:height="0.962cm" svg:x="7.386cm" svg:y="8.9cm">
          <draw:text-box>
            <text:p>Gegner</text:p>
          </draw:text-box>
        </draw:frame>
        <draw:frame draw:style-name="gr5" draw:layer="layout" svg:width="3.673cm" svg:height="0.962cm" svg:x="11.645cm" svg:y="8.883cm">
          <draw:text-box>
            <text:p>Geschichte</text:p>
          </draw:text-box>
        </draw:frame>
        <draw:frame draw:style-name="gr5" draw:text-style-name="P6" draw:layer="layout" svg:width="1.332cm" svg:height="0.725cm" svg:x="0.044cm" svg:y="10.626cm">
          <draw:text-box>
            <text:p><text:span text:style-name="T3">Item</text:span></text:p>
          </draw:text-box>
        </draw:frame>
        <draw:frame draw:style-name="gr5" draw:text-style-name="P6" draw:layer="layout" svg:width="1.332cm" svg:height="0.725cm" svg:x="3.686cm" svg:y="11.2cm">
          <draw:text-box>
            <text:p><text:span text:style-name="T3">Item</text:span></text:p>
          </draw:text-box>
        </draw:frame>
        <draw:frame draw:style-name="gr5" draw:text-style-name="P6" draw:layer="layout" svg:width="1.332cm" svg:height="0.725cm" svg:x="3.686cm" svg:y="10.5cm">
          <draw:text-box>
            <text:p><text:span text:style-name="T3">Item</text:span></text:p>
          </draw:text-box>
        </draw:frame>
        <draw:frame draw:style-name="gr5" draw:text-style-name="P6" draw:layer="layout" svg:width="1.332cm" svg:height="0.725cm" svg:x="7.554cm" svg:y="11cm">
          <draw:text-box>
            <text:p><text:span text:style-name="T3">Item</text:span></text:p>
          </draw:text-box>
        </draw:frame>
        <draw:frame draw:style-name="gr5" draw:text-style-name="P6" draw:layer="layout" svg:width="1.332cm" svg:height="0.725cm" svg:x="7.554cm" svg:y="10.4cm">
          <draw:text-box>
            <text:p><text:span text:style-name="T3">Item</text:span></text:p>
          </draw:text-box>
        </draw:frame>
        <draw:frame draw:style-name="gr5" draw:text-style-name="P6" draw:layer="layout" svg:width="1.332cm" svg:height="0.725cm" svg:x="11.754cm" svg:y="11.3cm">
          <draw:text-box>
            <text:p><text:span text:style-name="T3">Item</text:span></text:p>
          </draw:text-box>
        </draw:frame>
        <draw:frame draw:style-name="gr5" draw:text-style-name="P6" draw:layer="layout" svg:width="1.332cm" svg:height="0.725cm" svg:x="11.754cm" svg:y="10.575cm">
          <draw:text-box>
            <text:p><text:span text:style-name="T3">Item</text:span></text:p>
          </draw:text-box>
        </draw:frame>
        <draw:frame draw:style-name="gr5" draw:text-style-name="P6" draw:layer="layout" svg:width="1.332cm" svg:height="0.725cm" svg:x="3.686cm" svg:y="9.9cm">
          <draw:text-box>
            <text:p><text:span text:style-name="T3">Item</text:span></text:p>
          </draw:text-box>
        </draw:frame>
        <draw:frame draw:style-name="gr23" draw:text-style-name="P6" draw:layer="layout" svg:width="1.332cm" svg:height="0.801cm" svg:x="7.554cm" svg:y="9.799cm">
          <draw:text-box>
            <text:p><text:span text:style-name="T3">Item</text:span></text:p>
          </draw:text-box>
        </draw:frame>
        <draw:frame draw:style-name="gr14" draw:text-style-name="P6" draw:layer="layout" svg:width="1.632cm" svg:height="0.725cm" svg:x="11.786cm" svg:y="9.9cm">
          <draw:text-box>
            <text:p><text:span text:style-name="T3">Item</text:span></text:p>
          </draw:text-box>
        </draw:frame>
        <draw:frame draw:style-name="gr5" draw:text-style-name="P6" draw:layer="layout" svg:width="1.332cm" svg:height="0.725cm" svg:x="0cm" svg:y="11.362cm">
          <draw:text-box>
            <text:p><text:span text:style-name="T3">Item</text:span></text:p>
          </draw:text-box>
        </draw:frame>
        <draw:frame draw:style-name="gr24" draw:text-style-name="P6" draw:layer="layout" svg:width="1.532cm" svg:height="0.725cm" svg:x="0cm" svg:y="9.937cm">
          <draw:text-box>
            <text:p><text:span text:style-name="T3">Item</text:span></text:p>
          </draw:text-box>
        </draw:frame>
        <draw:line draw:style-name="gr8" draw:text-style-name="P1" draw:layer="layout" svg:x1="0cm" svg:y1="10.662cm" svg:x2="1.5cm" svg:y2="10.662cm">
          <text:p/>
        </draw:line>
        <draw:line draw:style-name="gr8" draw:text-style-name="P1" draw:layer="layout" svg:x1="0cm" svg:y1="11.362cm" svg:x2="1.5cm" svg:y2="11.362cm">
          <text:p/>
        </draw:line>
        <draw:line draw:style-name="gr8" draw:text-style-name="P1" draw:layer="layout" svg:x1="0cm" svg:y1="12.062cm" svg:x2="1.5cm" svg:y2="12.062cm">
          <text:p/>
        </draw:line>
        <draw:line draw:style-name="gr8" draw:text-style-name="P1" draw:layer="layout" svg:x1="3.686cm" svg:y1="10.6cm" svg:x2="5.086cm" svg:y2="10.6cm">
          <text:p/>
        </draw:line>
        <draw:line draw:style-name="gr8" draw:text-style-name="P1" draw:layer="layout" svg:x1="3.686cm" svg:y1="11.3cm" svg:x2="5.086cm" svg:y2="11.3cm">
          <text:p/>
        </draw:line>
        <draw:line draw:style-name="gr8" draw:text-style-name="P1" draw:layer="layout" svg:x1="3.686cm" svg:y1="11.9cm" svg:x2="5.186cm" svg:y2="11.9cm">
          <text:p/>
        </draw:line>
        <draw:line draw:style-name="gr8" draw:text-style-name="P1" draw:layer="layout" svg:x1="7.586cm" svg:y1="10.4cm" svg:x2="9.286cm" svg:y2="10.4cm">
          <text:p/>
        </draw:line>
        <draw:line draw:style-name="gr8" draw:text-style-name="P1" draw:layer="layout" svg:x1="7.486cm" svg:y1="11cm" svg:x2="9.186cm" svg:y2="11cm">
          <text:p/>
        </draw:line>
        <draw:line draw:style-name="gr8" draw:text-style-name="P1" draw:layer="layout" svg:x1="7.586cm" svg:y1="11.7cm" svg:x2="9.186cm" svg:y2="11.7cm">
          <text:p/>
        </draw:line>
        <draw:line draw:style-name="gr8" draw:text-style-name="P1" draw:layer="layout" svg:x1="11.886cm" svg:y1="10.6cm" svg:x2="13.586cm" svg:y2="10.6cm">
          <text:p/>
        </draw:line>
        <draw:line draw:style-name="gr8" draw:text-style-name="P1" draw:layer="layout" svg:x1="11.786cm" svg:y1="11.4cm" svg:x2="13.586cm" svg:y2="11.4cm">
          <text:p/>
        </draw:line>
        <draw:line draw:style-name="gr8" draw:text-style-name="P1" draw:layer="layout" svg:x1="11.786cm" svg:y1="12.1cm" svg:x2="13.686cm" svg:y2="12.1cm">
          <text:p/>
        </draw:line>
        <draw:frame draw:style-name="gr5" draw:layer="layout" svg:width="2.686cm" svg:height="0.962cm" svg:x="-0.1cm" svg:y="9cm">
          <draw:text-box>
            <text:p>Objekte</text:p>
          </draw:text-box>
        </draw:frame>
        <draw:frame draw:style-name="gr5" draw:text-style-name="P6" draw:layer="layout" svg:width="1.332cm" svg:height="0.725cm" svg:x="0.044cm" svg:y="10.626cm">
          <draw:text-box>
            <text:p><text:span text:style-name="T3">Item</text:span></text:p>
          </draw:text-box>
        </draw:frame>
        <draw:frame draw:style-name="gr5" draw:text-style-name="P6" draw:layer="layout" svg:width="1.332cm" svg:height="0.725cm" svg:x="0cm" svg:y="11.362cm">
          <draw:text-box>
            <text:p><text:span text:style-name="T3">Item</text:span></text:p>
          </draw:text-box>
        </draw:frame>
        <draw:frame draw:style-name="gr24" draw:text-style-name="P6" draw:layer="layout" svg:width="1.532cm" svg:height="0.725cm" svg:x="0cm" svg:y="9.937cm">
          <draw:text-box>
            <text:p><text:span text:style-name="T3">Item</text:span></text:p>
          </draw:text-box>
        </draw:frame>
        <draw:line draw:style-name="gr8" draw:text-style-name="P1" draw:layer="layout" svg:x1="0cm" svg:y1="10.662cm" svg:x2="1.5cm" svg:y2="10.662cm">
          <text:p/>
        </draw:line>
        <draw:line draw:style-name="gr8" draw:text-style-name="P1" draw:layer="layout" svg:x1="0cm" svg:y1="11.362cm" svg:x2="1.5cm" svg:y2="11.362cm">
          <text:p/>
        </draw:line>
        <draw:line draw:style-name="gr8" draw:text-style-name="P1" draw:layer="layout" svg:x1="0cm" svg:y1="12.062cm" svg:x2="1.5cm" svg:y2="12.062cm">
          <text:p/>
        </draw:line>
        <draw:frame draw:style-name="gr5" draw:layer="layout" svg:width="1.738cm" svg:height="0.962cm" svg:x="16.585cm" svg:y="8.983cm">
          <draw:text-box>
            <text:p>Orte</text:p>
          </draw:text-box>
        </draw:frame>
        <draw:frame draw:style-name="gr5" draw:text-style-name="P6" draw:layer="layout" svg:width="1.332cm" svg:height="0.725cm" svg:x="16.694cm" svg:y="11.4cm">
          <draw:text-box>
            <text:p><text:span text:style-name="T3">Item</text:span></text:p>
          </draw:text-box>
        </draw:frame>
        <draw:frame draw:style-name="gr5" draw:text-style-name="P6" draw:layer="layout" svg:width="1.332cm" svg:height="0.725cm" svg:x="16.694cm" svg:y="10.675cm">
          <draw:text-box>
            <text:p><text:span text:style-name="T3">Item</text:span></text:p>
          </draw:text-box>
        </draw:frame>
        <draw:frame draw:style-name="gr14" draw:text-style-name="P6" draw:layer="layout" svg:width="1.632cm" svg:height="0.725cm" svg:x="16.726cm" svg:y="10cm">
          <draw:text-box>
            <text:p><text:span text:style-name="T3">Item</text:span></text:p>
          </draw:text-box>
        </draw:frame>
        <draw:line draw:style-name="gr8" draw:text-style-name="P1" draw:layer="layout" svg:x1="16.826cm" svg:y1="10.7cm" svg:x2="18.526cm" svg:y2="10.7cm">
          <text:p/>
        </draw:line>
        <draw:line draw:style-name="gr8" draw:text-style-name="P1" draw:layer="layout" svg:x1="16.726cm" svg:y1="11.5cm" svg:x2="18.526cm" svg:y2="11.5cm">
          <text:p/>
        </draw:line>
        <draw:line draw:style-name="gr8" draw:text-style-name="P1" draw:layer="layout" svg:x1="16.726cm" svg:y1="12.2cm" svg:x2="18.626cm" svg:y2="12.2cm">
          <text:p/>
        </draw:line>
        <draw:custom-shape draw:style-name="gr29" draw:text-style-name="P8" xml:id="id28" draw:id="id28" draw:layer="layout" svg:width="3.1cm" svg:height="1.6cm" svg:x="4.4cm" svg:y="1.8cm">
          <text:p text:style-name="P1"><text:span text:style-name="T3">Die helden laufen </text:span></text:p>
          <text:p text:style-name="P1"><text:span text:style-name="T3">nach südem</text:span></text:p>
          <draw:enhanced-geometry svg:viewBox="0 0 21600 21600" draw:type="rectangle" draw:enhanced-path="M 0 0 L 21600 0 21600 21600 0 21600 0 0 Z N"/>
        </draw:custom-shape>
        <draw:custom-shape draw:style-name="gr29" draw:text-style-name="P9" xml:id="id29" draw:id="id29" draw:layer="layout" svg:width="1.6cm" svg:height="1.6cm" svg:x="5cm" svg:y="4cm">
          <text:p text:style-name="P1"><text:span text:style-name="T7">Ereignis Test ob </text:span></text:p>
          <text:p text:style-name="P1"><text:span text:style-name="T7">sie die Héhle sehe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9" draw:text-style-name="P8" xml:id="id30" draw:id="id30" draw:layer="layout" svg:width="2.5cm" svg:height="1.1cm" svg:x="8.2cm" svg:y="4.2cm">
          <text:p text:style-name="P1"><text:span text:style-name="T3">In der Höhle</text:span></text:p>
          <draw:enhanced-geometry svg:viewBox="0 0 21600 21600" draw:type="rectangle" draw:enhanced-path="M 0 0 L 21600 0 21600 21600 0 21600 0 0 Z N"/>
        </draw:custom-shape>
        <draw:custom-shape draw:style-name="gr30" draw:text-style-name="P8" xml:id="id31" draw:id="id31" draw:layer="layout" svg:width="2.9cm" svg:height="1.3cm" svg:x="4.355cm" svg:y="6.4cm">
          <text:p text:style-name="P1"><text:span text:style-name="T3">Weiter auf</text:span></text:p>
          <text:p text:style-name="P1"><text:span text:style-name="T3"><text:s/></text:span><text:span text:style-name="T3">dem Weg</text:span></text:p>
          <draw:enhanced-geometry svg:viewBox="0 0 21600 21600" draw:type="rectangle" draw:enhanced-path="M 0 0 L 21600 0 21600 21600 0 21600 0 0 Z N"/>
        </draw:custom-shape>
        <draw:connector draw:style-name="gr4" draw:text-style-name="P1" draw:layer="layout" svg:x1="5.95cm" svg:y1="3.4cm" svg:x2="5.8cm" svg:y2="4cm" draw:start-shape="id28" draw:start-glue-point="2" draw:end-shape="id29" draw:end-glue-point="4" svg:d="M5950 3400v300h-150v300" svg:viewBox="0 0 151 601">
          <text:p/>
        </draw:connector>
        <draw:connector draw:style-name="gr4" draw:text-style-name="P1" draw:layer="layout" svg:x1="6.6cm" svg:y1="4.8cm" svg:x2="8.2cm" svg:y2="4.75cm" draw:start-shape="id29" draw:start-glue-point="7" draw:end-shape="id30" draw:end-glue-point="3" svg:d="M6600 4800h1026v-50h574" svg:viewBox="0 0 1601 51">
          <text:p/>
        </draw:connector>
        <draw:connector draw:style-name="gr4" draw:text-style-name="P1" draw:layer="layout" svg:x1="5.8cm" svg:y1="5.6cm" svg:x2="5.805cm" svg:y2="6.4cm" draw:start-shape="id29" draw:start-glue-point="6" draw:end-shape="id31" draw:end-glue-point="0" svg:d="M5800 5600v401h5v399" svg:viewBox="0 0 6 801">
          <text:p/>
        </draw:connector>
        <draw:line draw:style-name="gr31" draw:text-style-name="P1" draw:layer="layout" svg:x1="6.1cm" svg:y1="7.8cm" svg:x2="6cm" svg:y2="8.4cm">
          <text:p/>
        </draw:line>
        <draw:frame draw:style-name="gr14" draw:text-style-name="P6" draw:layer="layout" svg:width="5.1cm" svg:height="2.147cm" svg:x="11.9cm" svg:y="5.7cm">
          <draw:text-box>
            <text:p><text:span text:style-name="T3">Test:test</text:span></text:p>
            <text:p><text:span text:style-name="T3">Gegner:gegner</text:span></text:p>
            <text:p><text:span text:style-name="T3">Objekt :objekt</text:span></text:p>
            <text:p><text:span text:style-name="T3">...</text:span></text:p>
          </draw:text-box>
        </draw:frame>
        <draw:line draw:style-name="gr8" draw:text-style-name="P1" draw:layer="layout" svg:x1="12cm" svg:y1="8.4cm" svg:x2="13.9cm" svg:y2="8.4cm">
          <text:p/>
        </draw:line>
        <draw:frame draw:style-name="gr5" draw:layer="layout" svg:width="0.875cm" svg:height="0.962cm" svg:x="16.325cm" svg:y="5.7cm">
          <draw:text-box>
            <text:p>+</text:p>
          </draw:text-box>
        </draw:frame>
        <draw:custom-shape draw:style-name="gr20" draw:text-style-name="P1" draw:layer="layout" svg:width="0.9cm" svg:height="0.8cm" svg:x="16.3cm" svg:y="5.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6.325cm" svg:y="5.7cm">
          <draw:text-box>
            <text:p>+</text:p>
          </draw:text-box>
        </draw:frame>
      </draw:page>
      <draw:page draw:name="page6" draw:style-name="dp1" draw:master-page-name="Standard">
        <draw:line draw:style-name="gr8" draw:text-style-name="P1" draw:layer="layout" svg:x1="3.884cm" svg:y1="0.8cm" svg:x2="3.884cm" svg:y2="7.4cm">
          <text:p/>
        </draw:line>
        <draw:line draw:style-name="gr8" draw:text-style-name="P1" draw:layer="layout" svg:x1="2.095cm" svg:y1="7.457cm" svg:x2="16.995cm" svg:y2="7.457cm">
          <text:p/>
        </draw:line>
        <draw:line draw:style-name="gr8" draw:text-style-name="P1" draw:layer="layout" svg:x1="11.395cm" svg:y1="0.857cm" svg:x2="11.395cm" svg:y2="7.457cm">
          <text:p/>
        </draw:line>
        <draw:frame draw:style-name="gr32" draw:text-style-name="P6" draw:layer="layout" svg:width="3.184cm" svg:height="3.569cm" svg:x="1cm" svg:y="1.057cm">
          <draw:text-box>
            <text:p><text:span text:style-name="T3">Welt</text:span></text:p>
            <text:p><text:span text:style-name="T3">|--Tiere</text:span></text:p>
            <text:p><text:span text:style-name="T3">|--Monster</text:span></text:p>
            <text:p><text:span text:style-name="T3">|--Humanoide</text:span></text:p>
            <text:p><text:span text:style-name="T3"><text:s text:c="3"/></text:span><text:span text:style-name="T3">|--</text:span><text:span text:style-name="T8">Soldaten</text:span></text:p>
            <text:p><text:span text:style-name="T3"><text:s text:c="3"/></text:span><text:span text:style-name="T3">|--Bewohner</text:span></text:p>
            <text:p><text:span text:style-name="T3"/></text:p>
          </draw:text-box>
        </draw:frame>
        <draw:frame draw:style-name="gr14" draw:text-style-name="P6" draw:layer="layout" svg:width="3.608cm" svg:height="0.725cm" svg:x="11.795cm" svg:y="0.832cm">
          <draw:text-box>
            <text:p><text:span text:style-name="T3">Soldaten</text:span></text:p>
          </draw:text-box>
        </draw:frame>
        <draw:frame draw:style-name="gr21" draw:text-style-name="P6" draw:layer="layout" svg:width="6.4cm" svg:height="3.569cm" svg:x="11.795cm" svg:y="1.662cm">
          <draw:text-box>
            <text:p><text:span text:style-name="T3">Beschreibung elfjwej</text:span></text:p>
            <text:p><text:span text:style-name="T3">Wefn</text:span></text:p>
            <text:p><text:span text:style-name="T3">Piewnf</text:span></text:p>
            <text:p><text:span text:style-name="T3">Pwenfpiewfnipfnpweifnewfn</text:span></text:p>
            <text:p><text:span text:style-name="T3">Ewfnwepwenfiwenf</text:span></text:p>
            <text:p><text:span text:style-name="T3">Weifw</text:span></text:p>
            <text:p><text:span text:style-name="T3">epfnewfinweofnweéfn</text:span></text:p>
          </draw:text-box>
        </draw:frame>
        <draw:frame draw:style-name="gr22" draw:text-style-name="P1" draw:layer="layout" svg:width="0.534cm" svg:height="0.551cm" svg:x="17.561cm" svg:y="0.806cm">
          <draw:image xlink:href="Pictures/100002010000002000000020B7C0B923.png" xlink:type="simple" xlink:show="embed" xlink:actuate="onLoad">
            <text:p/>
          </draw:image>
        </draw:frame>
        <draw:frame draw:style-name="gr22" draw:text-style-name="P1" draw:layer="layout" svg:width="0.534cm" svg:height="0.551cm" svg:x="17.461cm" svg:y="1.757cm">
          <draw:image xlink:href="Pictures/100002010000002000000020B7C0B923.png" xlink:type="simple" xlink:show="embed" xlink:actuate="onLoad">
            <text:p/>
          </draw:image>
        </draw:frame>
        <draw:frame draw:style-name="gr22" draw:text-style-name="P1" draw:layer="layout" svg:width="0.534cm" svg:height="0.551cm" svg:x="9.55cm" svg:y="5.3cm">
          <draw:image xlink:href="Pictures/100002010000002000000020B7C0B923.png" xlink:type="simple" xlink:show="embed" xlink:actuate="onLoad">
            <text:p/>
          </draw:image>
        </draw:frame>
        <draw:frame draw:style-name="gr22" draw:text-style-name="P1" draw:layer="layout" svg:width="0.534cm" svg:height="0.551cm" svg:x="2.995cm" svg:y="6.706cm">
          <draw:image xlink:href="Pictures/100002010000002000000020B7C0B923.png" xlink:type="simple" xlink:show="embed" xlink:actuate="onLoad">
            <text:p/>
          </draw:image>
        </draw:frame>
        <draw:line draw:style-name="gr8" draw:text-style-name="P1" draw:layer="layout" svg:x1="11.895cm" svg:y1="7.457cm" svg:x2="13.795cm" svg:y2="7.457cm">
          <text:p/>
        </draw:line>
        <draw:frame draw:style-name="gr5" draw:layer="layout" svg:width="5.692cm" svg:height="3.806cm" svg:x="4.584cm" svg:y="1cm">
          <draw:text-box>
            <text:p>Attribute</text:p>
            <text:p><text:span text:style-name="T3">Leben :</text:span></text:p>
            <text:p><text:span text:style-name="T3">Ausdauer :Max:10 Zusatz:3</text:span></text:p>
            <text:p><text:span text:style-name="T3">Rüstung :</text:span></text:p>
            <text:p text:style-name="P10"><text:span text:style-name="T9">Geschwindigkeit: 8 <text:s/></text:span></text:p>
            <text:p text:style-name="P10"><text:span text:style-name="T9">Sinnesschärfe: 3 </text:span></text:p>
            <text:p><text:span text:style-name="T3">(Und zusàtzliche)</text:span></text:p>
          </draw:text-box>
        </draw:frame>
        <draw:frame draw:style-name="gr5" draw:layer="layout" svg:width="5.603cm" svg:height="2.384cm" svg:x="4.757cm" svg:y="4.99cm">
          <draw:text-box>
            <text:p>Aktionen</text:p>
            <text:p><text:span text:style-name="T2">Angriff : 4 a 4 Schaden W4</text:span></text:p>
            <text:p><text:span text:style-name="T2">Ausweichen : 10 a 2</text:span></text:p>
            <text:p><text:span text:style-name="T10">...</text:span></text:p>
          </draw:text-box>
        </draw:frame>
        <draw:frame draw:style-name="gr22" draw:text-style-name="P1" draw:layer="layout" svg:width="0.534cm" svg:height="0.551cm" svg:x="9.45cm" svg:y="1.149cm">
          <draw:image xlink:href="Pictures/100002010000002000000020B7C0B923.png" xlink:type="simple" xlink:show="embed" xlink:actuate="onLoad">
            <text:p/>
          </draw:image>
        </draw:frame>
        <draw:frame draw:style-name="gr5" draw:layer="layout" svg:width="7.589cm" svg:height="0.962cm" svg:x="1.195cm" svg:y="7.7cm">
          <draw:text-box>
            <text:p>Oft mitgetragene Objekte</text:p>
          </draw:text-box>
        </draw:frame>
        <draw:frame draw:style-name="gr5" draw:layer="layout" svg:width="3.673cm" svg:height="0.962cm" svg:x="14.744cm" svg:y="7.583cm">
          <draw:text-box>
            <text:p>Geschichte</text:p>
          </draw:text-box>
        </draw:frame>
        <draw:frame draw:style-name="gr5" draw:text-style-name="P6" draw:layer="layout" svg:width="1.332cm" svg:height="0.725cm" svg:x="1.228cm" svg:y="9.326cm">
          <draw:text-box>
            <text:p><text:span text:style-name="T3">Item</text:span></text:p>
          </draw:text-box>
        </draw:frame>
        <draw:frame draw:style-name="gr5" draw:text-style-name="P6" draw:layer="layout" svg:width="1.332cm" svg:height="0.725cm" svg:x="14.853cm" svg:y="10cm">
          <draw:text-box>
            <text:p><text:span text:style-name="T3">Item</text:span></text:p>
          </draw:text-box>
        </draw:frame>
        <draw:frame draw:style-name="gr5" draw:text-style-name="P6" draw:layer="layout" svg:width="1.332cm" svg:height="0.725cm" svg:x="14.853cm" svg:y="9.275cm">
          <draw:text-box>
            <text:p><text:span text:style-name="T3">Item</text:span></text:p>
          </draw:text-box>
        </draw:frame>
        <draw:frame draw:style-name="gr14" draw:text-style-name="P6" draw:layer="layout" svg:width="1.632cm" svg:height="0.725cm" svg:x="14.885cm" svg:y="8.6cm">
          <draw:text-box>
            <text:p><text:span text:style-name="T3">Item</text:span></text:p>
          </draw:text-box>
        </draw:frame>
        <draw:frame draw:style-name="gr5" draw:text-style-name="P6" draw:layer="layout" svg:width="1.332cm" svg:height="0.725cm" svg:x="1.184cm" svg:y="10.062cm">
          <draw:text-box>
            <text:p><text:span text:style-name="T3">Item</text:span></text:p>
          </draw:text-box>
        </draw:frame>
        <draw:frame draw:style-name="gr24" draw:text-style-name="P6" draw:layer="layout" svg:width="1.532cm" svg:height="0.725cm" svg:x="1.184cm" svg:y="8.637cm">
          <draw:text-box>
            <text:p><text:span text:style-name="T3">Item</text:span></text:p>
          </draw:text-box>
        </draw:frame>
        <draw:line draw:style-name="gr8" draw:text-style-name="P1" draw:layer="layout" svg:x1="1.184cm" svg:y1="9.362cm" svg:x2="2.684cm" svg:y2="9.362cm">
          <text:p/>
        </draw:line>
        <draw:line draw:style-name="gr8" draw:text-style-name="P1" draw:layer="layout" svg:x1="1.184cm" svg:y1="10.062cm" svg:x2="2.684cm" svg:y2="10.062cm">
          <text:p/>
        </draw:line>
        <draw:line draw:style-name="gr8" draw:text-style-name="P1" draw:layer="layout" svg:x1="1.184cm" svg:y1="10.762cm" svg:x2="2.684cm" svg:y2="10.762cm">
          <text:p/>
        </draw:line>
        <draw:line draw:style-name="gr8" draw:text-style-name="P1" draw:layer="layout" svg:x1="14.985cm" svg:y1="9.3cm" svg:x2="16.685cm" svg:y2="9.3cm">
          <text:p/>
        </draw:line>
        <draw:line draw:style-name="gr8" draw:text-style-name="P1" draw:layer="layout" svg:x1="14.885cm" svg:y1="10.1cm" svg:x2="16.685cm" svg:y2="10.1cm">
          <text:p/>
        </draw:line>
        <draw:line draw:style-name="gr8" draw:text-style-name="P1" draw:layer="layout" svg:x1="14.885cm" svg:y1="10.8cm" svg:x2="16.785cm" svg:y2="10.8cm">
          <text:p/>
        </draw:line>
        <draw:frame draw:style-name="gr5" draw:text-style-name="P6" draw:layer="layout" svg:width="1.332cm" svg:height="0.725cm" svg:x="1.228cm" svg:y="9.326cm">
          <draw:text-box>
            <text:p><text:span text:style-name="T3">Item</text:span></text:p>
          </draw:text-box>
        </draw:frame>
        <draw:frame draw:style-name="gr5" draw:text-style-name="P6" draw:layer="layout" svg:width="1.332cm" svg:height="0.725cm" svg:x="1.184cm" svg:y="10.062cm">
          <draw:text-box>
            <text:p><text:span text:style-name="T3">Item</text:span></text:p>
          </draw:text-box>
        </draw:frame>
        <draw:frame draw:style-name="gr24" draw:text-style-name="P6" draw:layer="layout" svg:width="1.532cm" svg:height="0.725cm" svg:x="1.184cm" svg:y="8.637cm">
          <draw:text-box>
            <text:p><text:span text:style-name="T3">Item</text:span></text:p>
          </draw:text-box>
        </draw:frame>
        <draw:line draw:style-name="gr8" draw:text-style-name="P1" draw:layer="layout" svg:x1="1.184cm" svg:y1="9.362cm" svg:x2="2.684cm" svg:y2="9.362cm">
          <text:p/>
        </draw:line>
        <draw:line draw:style-name="gr8" draw:text-style-name="P1" draw:layer="layout" svg:x1="1.184cm" svg:y1="10.062cm" svg:x2="2.684cm" svg:y2="10.062cm">
          <text:p/>
        </draw:line>
        <draw:line draw:style-name="gr8" draw:text-style-name="P1" draw:layer="layout" svg:x1="1.184cm" svg:y1="10.762cm" svg:x2="2.684cm" svg:y2="10.762cm">
          <text:p/>
        </draw:line>
        <draw:custom-shape draw:style-name="gr20" draw:text-style-name="P1" draw:layer="layout" svg:width="0.9cm" svg:height="0.8cm" svg:x="8.784cm" svg:y="7.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8.809cm" svg:y="7.7cm">
          <draw:text-box>
            <text:p>+</text:p>
          </draw:text-box>
        </draw:frame>
        <draw:custom-shape draw:style-name="gr20" draw:text-style-name="P1" draw:layer="layout" svg:width="0.9cm" svg:height="0.8cm" svg:x="18.384cm" svg:y="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8.409cm" svg:y="7.5cm">
          <draw:text-box>
            <text:p>+</text:p>
          </draw:text-box>
        </draw:frame>
        <draw:frame draw:style-name="gr5" draw:layer="layout" svg:width="3.249cm" svg:height="0.962cm" svg:x="10.184cm" svg:y="7.683cm">
          <draw:text-box>
            <text:p>Instanzen</text:p>
          </draw:text-box>
        </draw:frame>
        <draw:frame draw:style-name="gr5" draw:text-style-name="P6" draw:layer="layout" svg:width="1.332cm" svg:height="0.725cm" svg:x="10.293cm" svg:y="10.1cm">
          <draw:text-box>
            <text:p><text:span text:style-name="T3">Item</text:span></text:p>
          </draw:text-box>
        </draw:frame>
        <draw:frame draw:style-name="gr5" draw:text-style-name="P6" draw:layer="layout" svg:width="1.332cm" svg:height="0.725cm" svg:x="10.293cm" svg:y="9.375cm">
          <draw:text-box>
            <text:p><text:span text:style-name="T3">Item</text:span></text:p>
          </draw:text-box>
        </draw:frame>
        <draw:frame draw:style-name="gr14" draw:text-style-name="P6" draw:layer="layout" svg:width="1.632cm" svg:height="0.725cm" svg:x="10.325cm" svg:y="8.7cm">
          <draw:text-box>
            <text:p><text:span text:style-name="T3">Item</text:span></text:p>
          </draw:text-box>
        </draw:frame>
        <draw:line draw:style-name="gr8" draw:text-style-name="P1" draw:layer="layout" svg:x1="10.425cm" svg:y1="9.4cm" svg:x2="12.125cm" svg:y2="9.4cm">
          <text:p/>
        </draw:line>
        <draw:line draw:style-name="gr8" draw:text-style-name="P1" draw:layer="layout" svg:x1="10.325cm" svg:y1="10.2cm" svg:x2="12.125cm" svg:y2="10.2cm">
          <text:p/>
        </draw:line>
        <draw:line draw:style-name="gr8" draw:text-style-name="P1" draw:layer="layout" svg:x1="10.325cm" svg:y1="10.9cm" svg:x2="12.225cm" svg:y2="10.9cm">
          <text:p/>
        </draw:line>
        <draw:custom-shape draw:style-name="gr20" draw:text-style-name="P1" draw:layer="layout" svg:width="0.9cm" svg:height="0.8cm" svg:x="13.584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3.584cm" svg:y="7.638cm">
          <draw:text-box>
            <text:p>+</text:p>
          </draw:text-box>
        </draw:frame>
        <draw:line draw:style-name="gr8" draw:text-style-name="P1" draw:layer="layout" svg:x1="4.7cm" svg:y1="14.8cm" svg:x2="4.7cm" svg:y2="21.4cm">
          <text:p/>
        </draw:line>
        <draw:line draw:style-name="gr8" draw:text-style-name="P1" draw:layer="layout" svg:x1="2.095cm" svg:y1="21.457cm" svg:x2="16.995cm" svg:y2="21.457cm">
          <text:p/>
        </draw:line>
        <draw:frame draw:style-name="gr32" draw:text-style-name="P6" draw:layer="layout" svg:width="3.8cm" svg:height="3.569cm" svg:x="1cm" svg:y="15.057cm">
          <draw:text-box>
            <text:p><text:span text:style-name="T3">Welt</text:span></text:p>
            <text:p><text:span text:style-name="T3">|--Bauern</text:span></text:p>
            <text:p><text:span text:style-name="T3">|--Kirche</text:span></text:p>
            <text:p><text:span text:style-name="T3">|--Adel</text:span></text:p>
            <text:p><text:span text:style-name="T3"><text:s text:c="3"/></text:span><text:span text:style-name="T3">|--</text:span><text:span text:style-name="T8">Ritter</text:span></text:p>
            <text:p><text:span text:style-name="T3"><text:s text:c="3"/></text:span><text:span text:style-name="T3">|--Königsfamilie</text:span></text:p>
            <text:p><text:span text:style-name="T3"/></text:p>
          </draw:text-box>
        </draw:frame>
        <draw:frame draw:style-name="gr14" draw:text-style-name="P6" draw:layer="layout" svg:width="3.608cm" svg:height="0.725cm" svg:x="5.192cm" svg:y="14.8cm">
          <draw:text-box>
            <text:p><text:span text:style-name="T3">König Malagor</text:span></text:p>
          </draw:text-box>
        </draw:frame>
        <draw:frame draw:style-name="gr21" draw:text-style-name="P6" draw:layer="layout" svg:width="11.5cm" svg:height="3.095cm" svg:x="5.2cm" svg:y="16.031cm">
          <draw:text-box>
            <text:p><text:span text:style-name="T3">Beschreibung elfjwej Wefn</text:span></text:p>
            <text:p><text:span text:style-name="T3">Piewnf Pwenfpiewfnipfnpweifnewfn Ewfnwepwenfiwenf Weifw epfnewfinweofnweéfnvweohwe oivehf uefhdsfhdsfhé dshf dsfh sdéfsdh fésdoh vsdév suhv osdhvouds vossdv souv hsoévhsavéah voédshvéuhu dséh vodésv </text:span></text:p>
          </draw:text-box>
        </draw:frame>
        <draw:frame draw:style-name="gr22" draw:text-style-name="P1" draw:layer="layout" svg:width="0.534cm" svg:height="0.551cm" svg:x="8.466cm" svg:y="14.9cm">
          <draw:image xlink:href="Pictures/100002010000002000000020B7C0B923.png" xlink:type="simple" xlink:show="embed" xlink:actuate="onLoad">
            <text:p/>
          </draw:image>
        </draw:frame>
        <draw:frame draw:style-name="gr22" draw:text-style-name="P1" draw:layer="layout" svg:width="0.534cm" svg:height="0.551cm" svg:x="16.166cm" svg:y="15.949cm">
          <draw:image xlink:href="Pictures/100002010000002000000020B7C0B923.png" xlink:type="simple" xlink:show="embed" xlink:actuate="onLoad">
            <text:p/>
          </draw:image>
        </draw:frame>
        <draw:frame draw:style-name="gr22" draw:text-style-name="P1" draw:layer="layout" svg:width="0.534cm" svg:height="0.551cm" svg:x="2.995cm" svg:y="20.706cm">
          <draw:image xlink:href="Pictures/100002010000002000000020B7C0B923.png" xlink:type="simple" xlink:show="embed" xlink:actuate="onLoad">
            <text:p/>
          </draw:image>
        </draw:frame>
        <draw:line draw:style-name="gr8" draw:text-style-name="P1" draw:layer="layout" svg:x1="15.495cm" svg:y1="21.5cm" svg:x2="17.395cm" svg:y2="21.5cm">
          <text:p/>
        </draw:line>
        <draw:frame draw:style-name="gr5" draw:layer="layout" svg:width="2.686cm" svg:height="0.962cm" svg:x="1.195cm" svg:y="21.7cm">
          <draw:text-box>
            <text:p>Objekte</text:p>
          </draw:text-box>
        </draw:frame>
        <draw:frame draw:style-name="gr5" draw:layer="layout" svg:width="3.673cm" svg:height="0.962cm" svg:x="14.7cm" svg:y="21.826cm">
          <draw:text-box>
            <text:p>Geschichte</text:p>
          </draw:text-box>
        </draw:frame>
        <draw:frame draw:style-name="gr5" draw:text-style-name="P6" draw:layer="layout" svg:width="1.332cm" svg:height="0.725cm" svg:x="1.228cm" svg:y="23.326cm">
          <draw:text-box>
            <text:p><text:span text:style-name="T3">Item</text:span></text:p>
          </draw:text-box>
        </draw:frame>
        <draw:frame draw:style-name="gr5" draw:text-style-name="P6" draw:layer="layout" svg:width="1.332cm" svg:height="0.725cm" svg:x="14.809cm" svg:y="24.243cm">
          <draw:text-box>
            <text:p><text:span text:style-name="T3">Item</text:span></text:p>
          </draw:text-box>
        </draw:frame>
        <draw:frame draw:style-name="gr5" draw:text-style-name="P6" draw:layer="layout" svg:width="1.332cm" svg:height="0.725cm" svg:x="14.809cm" svg:y="23.518cm">
          <draw:text-box>
            <text:p><text:span text:style-name="T3">Item</text:span></text:p>
          </draw:text-box>
        </draw:frame>
        <draw:frame draw:style-name="gr14" draw:text-style-name="P6" draw:layer="layout" svg:width="1.632cm" svg:height="0.725cm" svg:x="14.841cm" svg:y="22.843cm">
          <draw:text-box>
            <text:p><text:span text:style-name="T3">Item</text:span></text:p>
          </draw:text-box>
        </draw:frame>
        <draw:frame draw:style-name="gr5" draw:text-style-name="P6" draw:layer="layout" svg:width="1.332cm" svg:height="0.725cm" svg:x="1.184cm" svg:y="24.062cm">
          <draw:text-box>
            <text:p><text:span text:style-name="T3">Item</text:span></text:p>
          </draw:text-box>
        </draw:frame>
        <draw:frame draw:style-name="gr24" draw:text-style-name="P6" draw:layer="layout" svg:width="1.532cm" svg:height="0.725cm" svg:x="1.184cm" svg:y="22.637cm">
          <draw:text-box>
            <text:p><text:span text:style-name="T3">Item</text:span></text:p>
          </draw:text-box>
        </draw:frame>
        <draw:line draw:style-name="gr8" draw:text-style-name="P1" draw:layer="layout" svg:x1="1.184cm" svg:y1="23.362cm" svg:x2="2.684cm" svg:y2="23.362cm">
          <text:p/>
        </draw:line>
        <draw:line draw:style-name="gr8" draw:text-style-name="P1" draw:layer="layout" svg:x1="1.184cm" svg:y1="24.062cm" svg:x2="2.684cm" svg:y2="24.062cm">
          <text:p/>
        </draw:line>
        <draw:line draw:style-name="gr8" draw:text-style-name="P1" draw:layer="layout" svg:x1="1.184cm" svg:y1="24.762cm" svg:x2="2.684cm" svg:y2="24.762cm">
          <text:p/>
        </draw:line>
        <draw:line draw:style-name="gr8" draw:text-style-name="P1" draw:layer="layout" svg:x1="14.941cm" svg:y1="23.543cm" svg:x2="16.641cm" svg:y2="23.543cm">
          <text:p/>
        </draw:line>
        <draw:line draw:style-name="gr8" draw:text-style-name="P1" draw:layer="layout" svg:x1="14.841cm" svg:y1="24.343cm" svg:x2="16.641cm" svg:y2="24.343cm">
          <text:p/>
        </draw:line>
        <draw:line draw:style-name="gr8" draw:text-style-name="P1" draw:layer="layout" svg:x1="14.841cm" svg:y1="25.043cm" svg:x2="16.741cm" svg:y2="25.043cm">
          <text:p/>
        </draw:line>
        <draw:frame draw:style-name="gr5" draw:text-style-name="P6" draw:layer="layout" svg:width="1.332cm" svg:height="0.725cm" svg:x="1.228cm" svg:y="23.326cm">
          <draw:text-box>
            <text:p><text:span text:style-name="T3">Item</text:span></text:p>
          </draw:text-box>
        </draw:frame>
        <draw:frame draw:style-name="gr5" draw:text-style-name="P6" draw:layer="layout" svg:width="1.332cm" svg:height="0.725cm" svg:x="1.184cm" svg:y="24.062cm">
          <draw:text-box>
            <text:p><text:span text:style-name="T3">Item</text:span></text:p>
          </draw:text-box>
        </draw:frame>
        <draw:frame draw:style-name="gr24" draw:text-style-name="P6" draw:layer="layout" svg:width="1.532cm" svg:height="0.725cm" svg:x="1.184cm" svg:y="22.637cm">
          <draw:text-box>
            <text:p><text:span text:style-name="T3">Item</text:span></text:p>
          </draw:text-box>
        </draw:frame>
        <draw:line draw:style-name="gr8" draw:text-style-name="P1" draw:layer="layout" svg:x1="1.184cm" svg:y1="23.362cm" svg:x2="2.684cm" svg:y2="23.362cm">
          <text:p/>
        </draw:line>
        <draw:line draw:style-name="gr8" draw:text-style-name="P1" draw:layer="layout" svg:x1="1.184cm" svg:y1="24.062cm" svg:x2="2.684cm" svg:y2="24.062cm">
          <text:p/>
        </draw:line>
        <draw:line draw:style-name="gr8" draw:text-style-name="P1" draw:layer="layout" svg:x1="1.184cm" svg:y1="24.762cm" svg:x2="2.684cm" svg:y2="24.762cm">
          <text:p/>
        </draw:line>
        <draw:custom-shape draw:style-name="gr20" draw:text-style-name="P1" draw:layer="layout" svg:width="0.9cm" svg:height="0.8cm" svg:x="4cm" svg:y="2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4.025cm" svg:y="21.7cm">
          <draw:text-box>
            <text:p>+</text:p>
          </draw:text-box>
        </draw:frame>
        <draw:custom-shape draw:style-name="gr20" draw:text-style-name="P1" draw:layer="layout" svg:width="0.9cm" svg:height="0.8cm" svg:x="18.34cm" svg:y="21.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8.365cm" svg:y="21.743cm">
          <draw:text-box>
            <text:p>+</text:p>
          </draw:text-box>
        </draw:frame>
        <draw:frame draw:style-name="gr5" draw:layer="layout" svg:width="1.738cm" svg:height="0.962cm" svg:x="6.1cm" svg:y="21.783cm">
          <draw:text-box>
            <text:p>Orte</text:p>
          </draw:text-box>
        </draw:frame>
        <draw:frame draw:style-name="gr5" draw:text-style-name="P6" draw:layer="layout" svg:width="1.332cm" svg:height="0.725cm" svg:x="6.209cm" svg:y="24.2cm">
          <draw:text-box>
            <text:p><text:span text:style-name="T3">Item</text:span></text:p>
          </draw:text-box>
        </draw:frame>
        <draw:frame draw:style-name="gr5" draw:text-style-name="P6" draw:layer="layout" svg:width="1.332cm" svg:height="0.725cm" svg:x="6.209cm" svg:y="23.475cm">
          <draw:text-box>
            <text:p><text:span text:style-name="T3">Item</text:span></text:p>
          </draw:text-box>
        </draw:frame>
        <draw:frame draw:style-name="gr14" draw:text-style-name="P6" draw:layer="layout" svg:width="1.632cm" svg:height="0.725cm" svg:x="6.241cm" svg:y="22.8cm">
          <draw:text-box>
            <text:p><text:span text:style-name="T3">Item</text:span></text:p>
          </draw:text-box>
        </draw:frame>
        <draw:line draw:style-name="gr8" draw:text-style-name="P1" draw:layer="layout" svg:x1="6.341cm" svg:y1="23.5cm" svg:x2="8.041cm" svg:y2="23.5cm">
          <text:p/>
        </draw:line>
        <draw:line draw:style-name="gr8" draw:text-style-name="P1" draw:layer="layout" svg:x1="6.241cm" svg:y1="24.3cm" svg:x2="8.041cm" svg:y2="24.3cm">
          <text:p/>
        </draw:line>
        <draw:line draw:style-name="gr8" draw:text-style-name="P1" draw:layer="layout" svg:x1="6.241cm" svg:y1="25cm" svg:x2="8.141cm" svg:y2="25cm">
          <text:p/>
        </draw:line>
        <draw:custom-shape draw:style-name="gr20" draw:text-style-name="P1" draw:layer="layout" svg:width="0.9cm" svg:height="0.8cm" svg:x="8.6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8.6cm" svg:y="21.738cm">
          <draw:text-box>
            <text:p>+</text:p>
          </draw:text-box>
        </draw:frame>
        <draw:frame draw:style-name="gr14" draw:text-style-name="P6" draw:layer="layout" svg:width="3.608cm" svg:height="0.725cm" svg:x="12.892cm" svg:y="14.775cm">
          <draw:text-box>
            <text:p><text:span text:style-name="T3">Gegner : None</text:span></text:p>
          </draw:text-box>
        </draw:frame>
        <draw:frame draw:style-name="gr22" draw:text-style-name="P1" draw:layer="layout" svg:width="0.534cm" svg:height="0.551cm" svg:x="16.066cm" svg:y="14.8cm">
          <draw:image xlink:href="Pictures/100002010000002000000020B7C0B923.png" xlink:type="simple" xlink:show="embed" xlink:actuate="onLoad">
            <text:p/>
          </draw:image>
        </draw:frame>
        <draw:line draw:style-name="gr8" draw:text-style-name="P1" draw:layer="layout" svg:x1="15.496cm" svg:y1="21.501cm" svg:x2="17.396cm" svg:y2="21.501cm">
          <text:p/>
        </draw:line>
        <draw:frame draw:style-name="gr5" draw:layer="layout" svg:width="3.673cm" svg:height="0.962cm" svg:x="14.701cm" svg:y="21.827cm">
          <draw:text-box>
            <text:p>Geschichte</text:p>
          </draw:text-box>
        </draw:frame>
        <draw:frame draw:style-name="gr5" draw:text-style-name="P6" draw:layer="layout" svg:width="1.332cm" svg:height="0.725cm" svg:x="14.81cm" svg:y="24.244cm">
          <draw:text-box>
            <text:p><text:span text:style-name="T3">Item</text:span></text:p>
          </draw:text-box>
        </draw:frame>
        <draw:frame draw:style-name="gr5" draw:text-style-name="P6" draw:layer="layout" svg:width="1.332cm" svg:height="0.725cm" svg:x="14.81cm" svg:y="23.519cm">
          <draw:text-box>
            <text:p><text:span text:style-name="T3">Item</text:span></text:p>
          </draw:text-box>
        </draw:frame>
        <draw:frame draw:style-name="gr14" draw:text-style-name="P6" draw:layer="layout" svg:width="1.632cm" svg:height="0.725cm" svg:x="14.842cm" svg:y="22.844cm">
          <draw:text-box>
            <text:p><text:span text:style-name="T3">Item</text:span></text:p>
          </draw:text-box>
        </draw:frame>
        <draw:line draw:style-name="gr8" draw:text-style-name="P1" draw:layer="layout" svg:x1="14.942cm" svg:y1="23.544cm" svg:x2="16.642cm" svg:y2="23.544cm">
          <text:p/>
        </draw:line>
        <draw:line draw:style-name="gr8" draw:text-style-name="P1" draw:layer="layout" svg:x1="14.842cm" svg:y1="24.344cm" svg:x2="16.642cm" svg:y2="24.344cm">
          <text:p/>
        </draw:line>
        <draw:line draw:style-name="gr8" draw:text-style-name="P1" draw:layer="layout" svg:x1="14.842cm" svg:y1="25.044cm" svg:x2="16.742cm" svg:y2="25.044cm">
          <text:p/>
        </draw:line>
        <draw:custom-shape draw:style-name="gr20" draw:text-style-name="P1" draw:layer="layout" svg:width="0.9cm" svg:height="0.8cm" svg:x="18.34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8.366cm" svg:y="21.744cm">
          <draw:text-box>
            <text:p>+</text:p>
          </draw:text-box>
        </draw:frame>
        <draw:line draw:style-name="gr8" draw:text-style-name="P1" draw:layer="layout" svg:x1="10.554cm" svg:y1="21.456cm" svg:x2="12.454cm" svg:y2="21.456cm">
          <text:p/>
        </draw:line>
        <draw:frame draw:style-name="gr5" draw:text-style-name="P6" draw:layer="layout" svg:width="1.332cm" svg:height="0.725cm" svg:x="9.868cm" svg:y="24.199cm">
          <draw:text-box>
            <text:p><text:span text:style-name="T3">Item</text:span></text:p>
          </draw:text-box>
        </draw:frame>
        <draw:frame draw:style-name="gr5" draw:text-style-name="P6" draw:layer="layout" svg:width="1.332cm" svg:height="0.725cm" svg:x="9.868cm" svg:y="23.474cm">
          <draw:text-box>
            <text:p><text:span text:style-name="T3">Item</text:span></text:p>
          </draw:text-box>
        </draw:frame>
        <draw:frame draw:style-name="gr14" draw:text-style-name="P6" draw:layer="layout" svg:width="1.632cm" svg:height="0.725cm" svg:x="9.9cm" svg:y="22.799cm">
          <draw:text-box>
            <text:p><text:span text:style-name="T3">Item</text:span></text:p>
          </draw:text-box>
        </draw:frame>
        <draw:line draw:style-name="gr8" draw:text-style-name="P1" draw:layer="layout" svg:x1="10cm" svg:y1="23.499cm" svg:x2="11.7cm" svg:y2="23.499cm">
          <text:p/>
        </draw:line>
        <draw:line draw:style-name="gr8" draw:text-style-name="P1" draw:layer="layout" svg:x1="9.9cm" svg:y1="24.299cm" svg:x2="11.7cm" svg:y2="24.299cm">
          <text:p/>
        </draw:line>
        <draw:line draw:style-name="gr8" draw:text-style-name="P1" draw:layer="layout" svg:x1="9.9cm" svg:y1="24.999cm" svg:x2="11.8cm" svg:y2="24.999cm">
          <text:p/>
        </draw:line>
        <draw:custom-shape draw:style-name="gr20" draw:text-style-name="P1" draw:layer="layout" svg:width="0.9cm" svg:height="0.8cm" svg:x="11.699cm" svg:y="21.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1.724cm" svg:y="21.8cm">
          <draw:text-box>
            <text:p>+</text:p>
          </draw:text-box>
        </draw:frame>
        <draw:line draw:style-name="gr8" draw:text-style-name="P1" draw:layer="layout" svg:x1="10.555cm" svg:y1="21.457cm" svg:x2="12.455cm" svg:y2="21.457cm">
          <text:p/>
        </draw:line>
        <draw:frame draw:style-name="gr5" draw:layer="layout" svg:width="1.84cm" svg:height="0.962cm" svg:x="9.76cm" svg:y="21.783cm">
          <draw:text-box>
            <text:p>NPC</text:p>
          </draw:text-box>
        </draw:frame>
        <draw:frame draw:style-name="gr5" draw:text-style-name="P6" draw:layer="layout" svg:width="1.332cm" svg:height="0.725cm" svg:x="9.869cm" svg:y="24.2cm">
          <draw:text-box>
            <text:p><text:span text:style-name="T3">Item</text:span></text:p>
          </draw:text-box>
        </draw:frame>
        <draw:frame draw:style-name="gr5" draw:text-style-name="P6" draw:layer="layout" svg:width="1.332cm" svg:height="0.725cm" svg:x="9.869cm" svg:y="23.475cm">
          <draw:text-box>
            <text:p><text:span text:style-name="T3">Item</text:span></text:p>
          </draw:text-box>
        </draw:frame>
        <draw:frame draw:style-name="gr14" draw:text-style-name="P6" draw:layer="layout" svg:width="1.632cm" svg:height="0.725cm" svg:x="9.901cm" svg:y="22.8cm">
          <draw:text-box>
            <text:p><text:span text:style-name="T3">Item</text:span></text:p>
          </draw:text-box>
        </draw:frame>
        <draw:line draw:style-name="gr8" draw:text-style-name="P1" draw:layer="layout" svg:x1="10.001cm" svg:y1="23.5cm" svg:x2="11.701cm" svg:y2="23.5cm">
          <text:p/>
        </draw:line>
        <draw:line draw:style-name="gr8" draw:text-style-name="P1" draw:layer="layout" svg:x1="9.901cm" svg:y1="24.3cm" svg:x2="11.701cm" svg:y2="24.3cm">
          <text:p/>
        </draw:line>
        <draw:line draw:style-name="gr8" draw:text-style-name="P1" draw:layer="layout" svg:x1="9.901cm" svg:y1="25cm" svg:x2="11.801cm" svg:y2="25cm">
          <text:p/>
        </draw:line>
        <draw:custom-shape draw:style-name="gr20" draw:text-style-name="P1" draw:layer="layout" svg:width="0.9cm" svg:height="0.8cm" svg:x="11.7cm" svg:y="21.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0.875cm" svg:height="0.962cm" svg:x="11.725cm" svg:y="21.801cm">
          <draw:text-box>
            <text:p>+</text:p>
          </draw:text-box>
        </draw:frame>
        <draw:frame draw:style-name="gr14" draw:text-style-name="P6" draw:layer="layout" svg:width="3.608cm" svg:height="0.725cm" svg:x="8.892cm" svg:y="14.775cm">
          <draw:text-box>
            <text:p><text:span text:style-name="T3">Sozial Status: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Helvetica1" svg:font-family="Helvetica, Arial" style:font-family-generic="swiss"/>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fr" fo:country="CH" style:letter-kerning="true" style:font-name-asian="Lohit Hindi1" style:font-family-asian="'Lohit Hindi'" style:font-pitch-asian="variable" style:language-asian="hi" style:country-asian="IN"/>
    </style:style>
    <style:style style:name="Titre_20_1" style:display-name="Titre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Titre_20_2" style:display-name="Titre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Titre_20_3" style:display-name="Titre 3" style:family="graphic">
      <style:paragraph-properties fo:margin-top="0.436cm" fo:margin-bottom="0.374cm" style:text-autospace="none"/>
      <style:text-properties fo:color="#808080"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Caractères_20_de_20_numérotation" style:display-name="Caractères de numérotation" style:family="graphic">
      <style:paragraph-properties style:text-autospace="none"/>
    </style:style>
    <style:style style:name="Citation"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2" style:font-family-asian="'Lohit Hindi'"/>
    </style:style>
    <style:style style:name="Légende"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e" style:family="graphic">
      <style:paragraph-properties fo:margin-top="0cm" fo:margin-bottom="0.374cm" style:text-autospace="none"/>
      <style:text-properties style:font-name-asian="Lohit Hindi2" style:font-family-asian="'Lohit Hindi'"/>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3T14:03:02.510000000</meta:creation-date>
    <dc:date>2016-02-24T07:51:23.479000000</dc:date>
    <meta:editing-duration>P1DT16H51M20S</meta:editing-duration>
    <meta:editing-cycles>13</meta:editing-cycles>
    <meta:generator>LibreOffice/4.2.5.2$Windows_x86 LibreOffice_project/6ff819b65674ae6c83f3cbab9e4a4c2b292a7a94</meta:generator>
    <meta:document-statistic meta:object-count="495"/>
  </office:meta>
</office:document-meta>
</file>